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cripció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Cálculo de filtro pi</text:p>
          </table:table-cell>
          <table:table-cell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Gustavo V. Diaz</text:p>
          </table:table-cell>
          <table:table-cell/>
        </table:table-row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Principios de electrotécnia 2 (Strajov)</text:p>
          </table:table-cell>
          <table:table-cell/>
        </table:table-row>
        <table:table-row table:style-name="ro1">
          <table:table-cell office:value-type="string" calcext:value-type="string">
            <text:p>Capítul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cha</text:p>
          </table:table-cell>
          <table:table-cell table:style-name="ce1" office:value-type="date" office:date-value="2020-05-21" calcext:value-type="date">
            <text:p>21/05/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Primer cálculo de filtro pi para aplicar en circuito de sensado de velocidad</text:p>
          </table:table-cell>
          <table:table-cell/>
        </table:table-row>
        <table:table-row table:style-name="ro1">
          <table:table-cell office:value-type="string" calcext:value-type="string">
            <text:p>Requerimientos</text:p>
          </table:table-cell>
          <table:table-cell office:value-type="string" calcext:value-type="string">
            <text:p>Disminuir ruido por acople de línea (50 Hz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Zomáx</text:p>
          </table:table-cell>
          <table:table-cell table:formula="of:=12/0.001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Zomin</text:p>
          </table:table-cell>
          <table:table-cell table:formula="of:=12/0.02" office:value-type="float" office:value="600" calcext:value-type="float">
            <text:p>600</text:p>
          </table:table-cell>
          <table:table-cell/>
        </table:table-row>
      </table:table>
      <table:table table:name="Cálculo L y 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álculos para circuito pi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a impedancia mínim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C</text:p>
          </table:table-cell>
          <table:table-cell table:formula="of:=POWER(2/(2*PI()*[$Descripción.B10]);2)" office:value-type="float" office:value="0.0000405284734569351" calcext:value-type="float">
            <text:p>4,05284734569351E-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/C</text:p>
          </table:table-cell>
          <table:table-cell table:formula="of:=POWER([$Descripción.B12];2)" office:value-type="float" office:value="360000" calcext:value-type="float">
            <text:p>360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5]/[.B6])" office:value-type="float" office:value="0.0000106103295394597" calcext:value-type="float">
            <text:p>1,06103295394597E-0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[.B5]/[.B8]" office:value-type="float" office:value="3.81971863420549" calcext:value-type="float">
            <text:p>3,8197186342054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[.B6]*[.B8]" office:value-type="float" office:value="3.81971863420549" calcext:value-type="float">
            <text:p>3,8197186342054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a impedancia máxim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C</text:p>
          </table:table-cell>
          <table:table-cell table:formula="of:=POWER(2/(2*PI()*[$Descripción.B10]);2)" office:value-type="float" office:value="0.0000405284734569351" calcext:value-type="float">
            <text:p>4,05284734569351E-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/C</text:p>
          </table:table-cell>
          <table:table-cell table:formula="of:=POWER([$Descripción.B11];2)" office:value-type="float" office:value="144000000" calcext:value-type="float">
            <text:p>144000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14]/[.B15])" office:value-type="float" office:value="0.000000530516476972985" calcext:value-type="float">
            <text:p>5,30516476972985E-0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[.B14]/[.B17]" office:value-type="float" office:value="76.3943726841098" calcext:value-type="float">
            <text:p>76,3943726841098</text:p>
          </table:table-cell>
          <table:table-cell/>
        </table:table-row>
        <table:table-row table:style-name="ro1">
          <table:table-cell/>
          <table:table-cell table:formula="of:=[.B15]*[.B17]" office:value-type="float" office:value="76.3943726841098" calcext:value-type="float">
            <text:p>76,3943726841098</text:p>
          </table:table-cell>
          <table:table-cell/>
        </table:table-row>
      </table:table>
      <table:table table:name="Curvas de valores" table:style-name="ta1">
        <table:shapes>
          <draw:frame draw:z-index="0" draw:style-name="gr1" draw:text-style-name="P1" svg:width="159.97mm" svg:height="90.05mm" svg:x="158.86mm" svg:y="9.29mm">
            <draw:object draw:notify-on-update-of-ranges="'Curvas de valores'.C3:'Curvas de valores'.C3 'Curvas de valores'.C4:'Curvas de valores'.C103 'Curvas de valores'.D3:'Curvas de valores'.D3 'Curvas de valores'.D4:'Curvas de valores'.D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57.76mm" svg:y="100.93mm">
            <draw:object draw:notify-on-update-of-ranges="'Curvas de valores'.C3:'Curvas de valores'.C3 'Curvas de valores'.C4:'Curvas de valores'.C103 'Curvas de valores'.E3:'Curvas de valores'.E3 'Curvas de valores'.E4:'Curvas de valores'.E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Curvas de salida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recuencia (Hz)</text:p>
          </table:table-cell>
          <table:table-cell table:style-name="Default" office:value-type="string" calcext:value-type="string">
            <text:p>Pulsación</text:p>
          </table:table-cell>
          <table:table-cell office:value-type="string" calcext:value-type="string">
            <text:p>w/w0</text:p>
          </table:table-cell>
          <table:table-cell table:style-name="Default" office:value-type="string" calcext:value-type="string">
            <text:p>Impedancia mínima</text:p>
          </table:table-cell>
          <table:table-cell table:style-name="Default" office:value-type="string" calcext:value-type="string">
            <text:p>Impedancia máxi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PI()*[.A4]" office:value-type="float" office:value="6.28318530717959" calcext:value-type="float">
            <text:p>6,28</text:p>
          </table:table-cell>
          <table:table-cell table:formula="of:=[.B4]/(2*PI()*[$Descripción.B$10])" office:value-type="float" office:value="0.02" calcext:value-type="float">
            <text:p>0,02</text:p>
          </table:table-cell>
          <table:table-cell table:formula="of:=POWER(IMABS(IMSQRT(1-POWER([.C4];2)));-1)*SQRT([$'Cálculo L y C'.B$9]/[$'Cálculo L y C'.B$8])" office:value-type="float" office:value="600.120036012004" calcext:value-type="float">
            <text:p>600,12</text:p>
          </table:table-cell>
          <table:table-cell table:formula="of:=POWER(IMABS(IMSQRT(1-POWER([.C4];2)));-1)*SQRT([$'Cálculo L y C'.B$18]/[$'Cálculo L y C'.B$17])" office:value-type="float" office:value="12002.4007202401" calcext:value-type="float">
            <text:p>12002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PI()*[.A5]" office:value-type="float" office:value="12.5663706143592" calcext:value-type="float">
            <text:p>12,57</text:p>
          </table:table-cell>
          <table:table-cell table:formula="of:=[.B5]/(2*PI()*[$Descripción.B$10])" office:value-type="float" office:value="0.0400000000000001" calcext:value-type="float">
            <text:p>0,04</text:p>
          </table:table-cell>
          <table:table-cell table:formula="of:=POWER(IMABS(IMSQRT(1-POWER([.C5];2)));-1)*SQRT([$'Cálculo L y C'.B$9]/[$'Cálculo L y C'.B$8])" office:value-type="float" office:value="600.480576769077" calcext:value-type="float">
            <text:p>600,48</text:p>
          </table:table-cell>
          <table:table-cell table:formula="of:=POWER(IMABS(IMSQRT(1-POWER([.C5];2)));-1)*SQRT([$'Cálculo L y C'.B$18]/[$'Cálculo L y C'.B$17])" office:value-type="float" office:value="12009.6115353815" calcext:value-type="float">
            <text:p>12009,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PI()*[.A6]" office:value-type="float" office:value="18.8495559215388" calcext:value-type="float">
            <text:p>18,85</text:p>
          </table:table-cell>
          <table:table-cell table:formula="of:=[.B6]/(2*PI()*[$Descripción.B$10])" office:value-type="float" office:value="0.0600000000000001" calcext:value-type="float">
            <text:p>0,06</text:p>
          </table:table-cell>
          <table:table-cell table:formula="of:=POWER(IMABS(IMSQRT(1-POWER([.C6];2)));-1)*SQRT([$'Cálculo L y C'.B$9]/[$'Cálculo L y C'.B$8])" office:value-type="float" office:value="601.082924775646" calcext:value-type="float">
            <text:p>601,08</text:p>
          </table:table-cell>
          <table:table-cell table:formula="of:=POWER(IMABS(IMSQRT(1-POWER([.C6];2)));-1)*SQRT([$'Cálculo L y C'.B$18]/[$'Cálculo L y C'.B$17])" office:value-type="float" office:value="12021.6584955129" calcext:value-type="float">
            <text:p>12021,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PI()*[.A7]" office:value-type="float" office:value="25.1327412287183" calcext:value-type="float">
            <text:p>25,13</text:p>
          </table:table-cell>
          <table:table-cell table:formula="of:=[.B7]/(2*PI()*[$Descripción.B$10])" office:value-type="float" office:value="0.0799999999999999" calcext:value-type="float">
            <text:p>0,08</text:p>
          </table:table-cell>
          <table:table-cell table:formula="of:=POWER(IMABS(IMSQRT(1-POWER([.C7];2)));-1)*SQRT([$'Cálculo L y C'.B$9]/[$'Cálculo L y C'.B$8])" office:value-type="float" office:value="601.929265428846" calcext:value-type="float">
            <text:p>601,93</text:p>
          </table:table-cell>
          <table:table-cell table:formula="of:=POWER(IMABS(IMSQRT(1-POWER([.C7];2)));-1)*SQRT([$'Cálculo L y C'.B$18]/[$'Cálculo L y C'.B$17])" office:value-type="float" office:value="12038.5853085769" calcext:value-type="float">
            <text:p>12038,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PI()*[.A8]" office:value-type="float" office:value="31.4159265358979" calcext:value-type="float">
            <text:p>31,42</text:p>
          </table:table-cell>
          <table:table-cell table:formula="of:=[.B8]/(2*PI()*[$Descripción.B$10])" office:value-type="float" office:value="0.0999999999999999" calcext:value-type="float">
            <text:p>0,1</text:p>
          </table:table-cell>
          <table:table-cell table:formula="of:=POWER(IMABS(IMSQRT(1-POWER([.C8];2)));-1)*SQRT([$'Cálculo L y C'.B$9]/[$'Cálculo L y C'.B$8])" office:value-type="float" office:value="603.022689155527" calcext:value-type="float">
            <text:p>603,02</text:p>
          </table:table-cell>
          <table:table-cell table:formula="of:=POWER(IMABS(IMSQRT(1-POWER([.C8];2)));-1)*SQRT([$'Cálculo L y C'.B$18]/[$'Cálculo L y C'.B$17])" office:value-type="float" office:value="12060.4537831105" calcext:value-type="float">
            <text:p>12060,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PI()*[.A9]" office:value-type="float" office:value="37.6991118430775" calcext:value-type="float">
            <text:p>37,70</text:p>
          </table:table-cell>
          <table:table-cell table:formula="of:=[.B9]/(2*PI()*[$Descripción.B$10])" office:value-type="float" office:value="0.12" calcext:value-type="float">
            <text:p>0,12</text:p>
          </table:table-cell>
          <table:table-cell table:formula="of:=POWER(IMABS(IMSQRT(1-POWER([.C9];2)));-1)*SQRT([$'Cálculo L y C'.B$9]/[$'Cálculo L y C'.B$8])" office:value-type="float" office:value="604.367223019036" calcext:value-type="float">
            <text:p>604,37</text:p>
          </table:table-cell>
          <table:table-cell table:formula="of:=POWER(IMABS(IMSQRT(1-POWER([.C9];2)));-1)*SQRT([$'Cálculo L y C'.B$18]/[$'Cálculo L y C'.B$17])" office:value-type="float" office:value="12087.3444603807" calcext:value-type="float">
            <text:p>12087,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PI()*[.A10]" office:value-type="float" office:value="43.9822971502571" calcext:value-type="float">
            <text:p>43,98</text:p>
          </table:table-cell>
          <table:table-cell table:formula="of:=[.B10]/(2*PI()*[$Descripción.B$10])" office:value-type="float" office:value="0.14" calcext:value-type="float">
            <text:p>0,14</text:p>
          </table:table-cell>
          <table:table-cell table:formula="of:=POWER(IMABS(IMSQRT(1-POWER([.C10];2)));-1)*SQRT([$'Cálculo L y C'.B$9]/[$'Cálculo L y C'.B$8])" office:value-type="float" office:value="605.967872435083" calcext:value-type="float">
            <text:p>605,97</text:p>
          </table:table-cell>
          <table:table-cell table:formula="of:=POWER(IMABS(IMSQRT(1-POWER([.C10];2)));-1)*SQRT([$'Cálculo L y C'.B$18]/[$'Cálculo L y C'.B$17])" office:value-type="float" office:value="12119.3574487017" calcext:value-type="float">
            <text:p>12119,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PI()*[.A11]" office:value-type="float" office:value="50.2654824574367" calcext:value-type="float">
            <text:p>50,27</text:p>
          </table:table-cell>
          <table:table-cell table:formula="of:=[.B11]/(2*PI()*[$Descripción.B$10])" office:value-type="float" office:value="0.16" calcext:value-type="float">
            <text:p>0,16</text:p>
          </table:table-cell>
          <table:table-cell table:formula="of:=POWER(IMABS(IMSQRT(1-POWER([.C11];2)));-1)*SQRT([$'Cálculo L y C'.B$9]/[$'Cálculo L y C'.B$8])" office:value-type="float" office:value="607.830673854831" calcext:value-type="float">
            <text:p>607,83</text:p>
          </table:table-cell>
          <table:table-cell table:formula="of:=POWER(IMABS(IMSQRT(1-POWER([.C11];2)));-1)*SQRT([$'Cálculo L y C'.B$18]/[$'Cálculo L y C'.B$17])" office:value-type="float" office:value="12156.6134770966" calcext:value-type="float">
            <text:p>12156,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PI()*[.A12]" office:value-type="float" office:value="56.5486677646163" calcext:value-type="float">
            <text:p>56,55</text:p>
          </table:table-cell>
          <table:table-cell table:formula="of:=[.B12]/(2*PI()*[$Descripción.B$10])" office:value-type="float" office:value="0.18" calcext:value-type="float">
            <text:p>0,18</text:p>
          </table:table-cell>
          <table:table-cell table:formula="of:=POWER(IMABS(IMSQRT(1-POWER([.C12];2)));-1)*SQRT([$'Cálculo L y C'.B$9]/[$'Cálculo L y C'.B$8])" office:value-type="float" office:value="609.962759521684" calcext:value-type="float">
            <text:p>609,96</text:p>
          </table:table-cell>
          <table:table-cell table:formula="of:=POWER(IMABS(IMSQRT(1-POWER([.C12];2)));-1)*SQRT([$'Cálculo L y C'.B$18]/[$'Cálculo L y C'.B$17])" office:value-type="float" office:value="12199.2551904337" calcext:value-type="float">
            <text:p>12199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PI()*[.A13]" office:value-type="float" office:value="62.8318530717959" calcext:value-type="float">
            <text:p>62,83</text:p>
          </table:table-cell>
          <table:table-cell table:formula="of:=[.B13]/(2*PI()*[$Descripción.B$10])" office:value-type="float" office:value="0.2" calcext:value-type="float">
            <text:p>0,2</text:p>
          </table:table-cell>
          <table:table-cell table:formula="of:=POWER(IMABS(IMSQRT(1-POWER([.C13];2)));-1)*SQRT([$'Cálculo L y C'.B$9]/[$'Cálculo L y C'.B$8])" office:value-type="float" office:value="612.372435695795" calcext:value-type="float">
            <text:p>612,37</text:p>
          </table:table-cell>
          <table:table-cell table:formula="of:=POWER(IMABS(IMSQRT(1-POWER([.C13];2)));-1)*SQRT([$'Cálculo L y C'.B$18]/[$'Cálculo L y C'.B$17])" office:value-type="float" office:value="12247.4487139159" calcext:value-type="float">
            <text:p>12247,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PI()*[.A14]" office:value-type="float" office:value="69.1150383789754" calcext:value-type="float">
            <text:p>69,12</text:p>
          </table:table-cell>
          <table:table-cell table:formula="of:=[.B14]/(2*PI()*[$Descripción.B$10])" office:value-type="float" office:value="0.22" calcext:value-type="float">
            <text:p>0,22</text:p>
          </table:table-cell>
          <table:table-cell table:formula="of:=POWER(IMABS(IMSQRT(1-POWER([.C14];2)));-1)*SQRT([$'Cálculo L y C'.B$9]/[$'Cálculo L y C'.B$8])" office:value-type="float" office:value="615.069276078547" calcext:value-type="float">
            <text:p>615,07</text:p>
          </table:table-cell>
          <table:table-cell table:formula="of:=POWER(IMABS(IMSQRT(1-POWER([.C14];2)));-1)*SQRT([$'Cálculo L y C'.B$18]/[$'Cálculo L y C'.B$17])" office:value-type="float" office:value="12301.3855215709" calcext:value-type="float">
            <text:p>12301,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PI()*[.A15]" office:value-type="float" office:value="75.398223686155" calcext:value-type="float">
            <text:p>75,40</text:p>
          </table:table-cell>
          <table:table-cell table:formula="of:=[.B15]/(2*PI()*[$Descripción.B$10])" office:value-type="float" office:value="0.24" calcext:value-type="float">
            <text:p>0,24</text:p>
          </table:table-cell>
          <table:table-cell table:formula="of:=POWER(IMABS(IMSQRT(1-POWER([.C15];2)));-1)*SQRT([$'Cálculo L y C'.B$9]/[$'Cálculo L y C'.B$8])" office:value-type="float" office:value="618.064232572747" calcext:value-type="float">
            <text:p>618,06</text:p>
          </table:table-cell>
          <table:table-cell table:formula="of:=POWER(IMABS(IMSQRT(1-POWER([.C15];2)));-1)*SQRT([$'Cálculo L y C'.B$18]/[$'Cálculo L y C'.B$17])" office:value-type="float" office:value="12361.2846514549" calcext:value-type="float">
            <text:p>12361,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PI()*[.A16]" office:value-type="float" office:value="81.6814089933346" calcext:value-type="float">
            <text:p>81,68</text:p>
          </table:table-cell>
          <table:table-cell table:formula="of:=[.B16]/(2*PI()*[$Descripción.B$10])" office:value-type="float" office:value="0.26" calcext:value-type="float">
            <text:p>0,26</text:p>
          </table:table-cell>
          <table:table-cell table:formula="of:=POWER(IMABS(IMSQRT(1-POWER([.C16];2)));-1)*SQRT([$'Cálculo L y C'.B$9]/[$'Cálculo L y C'.B$8])" office:value-type="float" office:value="621.3697660012" calcext:value-type="float">
            <text:p>621,37</text:p>
          </table:table-cell>
          <table:table-cell table:formula="of:=POWER(IMABS(IMSQRT(1-POWER([.C16];2)));-1)*SQRT([$'Cálculo L y C'.B$18]/[$'Cálculo L y C'.B$17])" office:value-type="float" office:value="12427.395320024" calcext:value-type="float">
            <text:p>12427,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PI()*[.A17]" office:value-type="float" office:value="87.9645943005142" calcext:value-type="float">
            <text:p>87,96</text:p>
          </table:table-cell>
          <table:table-cell table:formula="of:=[.B17]/(2*PI()*[$Descripción.B$10])" office:value-type="float" office:value="0.28" calcext:value-type="float">
            <text:p>0,28</text:p>
          </table:table-cell>
          <table:table-cell table:formula="of:=POWER(IMABS(IMSQRT(1-POWER([.C17];2)));-1)*SQRT([$'Cálculo L y C'.B$9]/[$'Cálculo L y C'.B$8])" office:value-type="float" office:value="625" calcext:value-type="float">
            <text:p>625,00</text:p>
          </table:table-cell>
          <table:table-cell table:formula="of:=POWER(IMABS(IMSQRT(1-POWER([.C17];2)));-1)*SQRT([$'Cálculo L y C'.B$18]/[$'Cálculo L y C'.B$17])" office:value-type="float" office:value="12500" calcext:value-type="float">
            <text:p>1250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PI()*[.A18]" office:value-type="float" office:value="94.2477796076938" calcext:value-type="float">
            <text:p>94,25</text:p>
          </table:table-cell>
          <table:table-cell table:formula="of:=[.B18]/(2*PI()*[$Descripción.B$10])" office:value-type="float" office:value="0.3" calcext:value-type="float">
            <text:p>0,3</text:p>
          </table:table-cell>
          <table:table-cell table:formula="of:=POWER(IMABS(IMSQRT(1-POWER([.C18];2)));-1)*SQRT([$'Cálculo L y C'.B$9]/[$'Cálculo L y C'.B$8])" office:value-type="float" office:value="628.970902033151" calcext:value-type="float">
            <text:p>628,97</text:p>
          </table:table-cell>
          <table:table-cell table:formula="of:=POWER(IMABS(IMSQRT(1-POWER([.C18];2)));-1)*SQRT([$'Cálculo L y C'.B$18]/[$'Cálculo L y C'.B$17])" office:value-type="float" office:value="12579.418040663" calcext:value-type="float">
            <text:p>12579,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*PI()*[.A19]" office:value-type="float" office:value="100.530964914873" calcext:value-type="float">
            <text:p>100,53</text:p>
          </table:table-cell>
          <table:table-cell table:formula="of:=[.B19]/(2*PI()*[$Descripción.B$10])" office:value-type="float" office:value="0.319999999999999" calcext:value-type="float">
            <text:p>0,319999999999999</text:p>
          </table:table-cell>
          <table:table-cell table:formula="of:=POWER(IMABS(IMSQRT(1-POWER([.C19];2)));-1)*SQRT([$'Cálculo L y C'.B$9]/[$'Cálculo L y C'.B$8])" office:value-type="float" office:value="633.300496381124" calcext:value-type="float">
            <text:p>633,30</text:p>
          </table:table-cell>
          <table:table-cell table:formula="of:=POWER(IMABS(IMSQRT(1-POWER([.C19];2)));-1)*SQRT([$'Cálculo L y C'.B$18]/[$'Cálculo L y C'.B$17])" office:value-type="float" office:value="12666.0099276225" calcext:value-type="float">
            <text:p>12666,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*PI()*[.A20]" office:value-type="float" office:value="106.814150222053" calcext:value-type="float">
            <text:p>106,81</text:p>
          </table:table-cell>
          <table:table-cell table:formula="of:=[.B20]/(2*PI()*[$Descripción.B$10])" office:value-type="float" office:value="0.34" calcext:value-type="float">
            <text:p>0,34</text:p>
          </table:table-cell>
          <table:table-cell table:formula="of:=POWER(IMABS(IMSQRT(1-POWER([.C20];2)));-1)*SQRT([$'Cálculo L y C'.B$9]/[$'Cálculo L y C'.B$8])" office:value-type="float" office:value="638.00911508867" calcext:value-type="float">
            <text:p>638,01</text:p>
          </table:table-cell>
          <table:table-cell table:formula="of:=POWER(IMABS(IMSQRT(1-POWER([.C20];2)));-1)*SQRT([$'Cálculo L y C'.B$18]/[$'Cálculo L y C'.B$17])" office:value-type="float" office:value="12760.1823017734" calcext:value-type="float">
            <text:p>12760,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*PI()*[.A21]" office:value-type="float" office:value="113.097335529233" calcext:value-type="float">
            <text:p>113,10</text:p>
          </table:table-cell>
          <table:table-cell table:formula="of:=[.B21]/(2*PI()*[$Descripción.B$10])" office:value-type="float" office:value="0.360000000000001" calcext:value-type="float">
            <text:p>0,360000000000001</text:p>
          </table:table-cell>
          <table:table-cell table:formula="of:=POWER(IMABS(IMSQRT(1-POWER([.C21];2)));-1)*SQRT([$'Cálculo L y C'.B$9]/[$'Cálculo L y C'.B$8])" office:value-type="float" office:value="643.119694284409" calcext:value-type="float">
            <text:p>643,12</text:p>
          </table:table-cell>
          <table:table-cell table:formula="of:=POWER(IMABS(IMSQRT(1-POWER([.C21];2)));-1)*SQRT([$'Cálculo L y C'.B$18]/[$'Cálculo L y C'.B$17])" office:value-type="float" office:value="12862.3938856882" calcext:value-type="float">
            <text:p>12862,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*PI()*[.A22]" office:value-type="float" office:value="119.380520836412" calcext:value-type="float">
            <text:p>119,38</text:p>
          </table:table-cell>
          <table:table-cell table:formula="of:=[.B22]/(2*PI()*[$Descripción.B$10])" office:value-type="float" office:value="0.38" calcext:value-type="float">
            <text:p>0,38</text:p>
          </table:table-cell>
          <table:table-cell table:formula="of:=POWER(IMABS(IMSQRT(1-POWER([.C22];2)));-1)*SQRT([$'Cálculo L y C'.B$9]/[$'Cálculo L y C'.B$8])" office:value-type="float" office:value="648.658125096616" calcext:value-type="float">
            <text:p>648,66</text:p>
          </table:table-cell>
          <table:table-cell table:formula="of:=POWER(IMABS(IMSQRT(1-POWER([.C22];2)));-1)*SQRT([$'Cálculo L y C'.B$18]/[$'Cálculo L y C'.B$17])" office:value-type="float" office:value="12973.1625019323" calcext:value-type="float">
            <text:p>12973,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PI()*[.A23]" office:value-type="float" office:value="125.663706143592" calcext:value-type="float">
            <text:p>125,66</text:p>
          </table:table-cell>
          <table:table-cell table:formula="of:=[.B23]/(2*PI()*[$Descripción.B$10])" office:value-type="float" office:value="0.400000000000001" calcext:value-type="float">
            <text:p>0,400000000000001</text:p>
          </table:table-cell>
          <table:table-cell table:formula="of:=POWER(IMABS(IMSQRT(1-POWER([.C23];2)));-1)*SQRT([$'Cálculo L y C'.B$9]/[$'Cálculo L y C'.B$8])" office:value-type="float" office:value="654.653670707978" calcext:value-type="float">
            <text:p>654,65</text:p>
          </table:table-cell>
          <table:table-cell table:formula="of:=POWER(IMABS(IMSQRT(1-POWER([.C23];2)));-1)*SQRT([$'Cálculo L y C'.B$18]/[$'Cálculo L y C'.B$17])" office:value-type="float" office:value="13093.0734141596" calcext:value-type="float">
            <text:p>13093,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*PI()*[.A24]" office:value-type="float" office:value="131.946891450771" calcext:value-type="float">
            <text:p>131,95</text:p>
          </table:table-cell>
          <table:table-cell table:formula="of:=[.B24]/(2*PI()*[$Descripción.B$10])" office:value-type="float" office:value="0.419999999999999" calcext:value-type="float">
            <text:p>0,419999999999999</text:p>
          </table:table-cell>
          <table:table-cell table:formula="of:=POWER(IMABS(IMSQRT(1-POWER([.C24];2)));-1)*SQRT([$'Cálculo L y C'.B$9]/[$'Cálculo L y C'.B$8])" office:value-type="float" office:value="661.139464081889" calcext:value-type="float">
            <text:p>661,14</text:p>
          </table:table-cell>
          <table:table-cell table:formula="of:=POWER(IMABS(IMSQRT(1-POWER([.C24];2)));-1)*SQRT([$'Cálculo L y C'.B$18]/[$'Cálculo L y C'.B$17])" office:value-type="float" office:value="13222.7892816378" calcext:value-type="float">
            <text:p>13222,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*PI()*[.A25]" office:value-type="float" office:value="138.230076757951" calcext:value-type="float">
            <text:p>138,23</text:p>
          </table:table-cell>
          <table:table-cell table:formula="of:=[.B25]/(2*PI()*[$Descripción.B$10])" office:value-type="float" office:value="0.44" calcext:value-type="float">
            <text:p>0,44</text:p>
          </table:table-cell>
          <table:table-cell table:formula="of:=POWER(IMABS(IMSQRT(1-POWER([.C25];2)));-1)*SQRT([$'Cálculo L y C'.B$9]/[$'Cálculo L y C'.B$8])" office:value-type="float" office:value="668.153104781061" calcext:value-type="float">
            <text:p>668,15</text:p>
          </table:table-cell>
          <table:table-cell table:formula="of:=POWER(IMABS(IMSQRT(1-POWER([.C25];2)));-1)*SQRT([$'Cálculo L y C'.B$18]/[$'Cálculo L y C'.B$17])" office:value-type="float" office:value="13363.0620956212" calcext:value-type="float">
            <text:p>13363,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*PI()*[.A26]" office:value-type="float" office:value="144.51326206513" calcext:value-type="float">
            <text:p>144,51</text:p>
          </table:table-cell>
          <table:table-cell table:formula="of:=[.B26]/(2*PI()*[$Descripción.B$10])" office:value-type="float" office:value="0.459999999999998" calcext:value-type="float">
            <text:p>0,459999999999998</text:p>
          </table:table-cell>
          <table:table-cell table:formula="of:=POWER(IMABS(IMSQRT(1-POWER([.C26];2)));-1)*SQRT([$'Cálculo L y C'.B$9]/[$'Cálculo L y C'.B$8])" office:value-type="float" office:value="675.737378399485" calcext:value-type="float">
            <text:p>675,74</text:p>
          </table:table-cell>
          <table:table-cell table:formula="of:=POWER(IMABS(IMSQRT(1-POWER([.C26];2)));-1)*SQRT([$'Cálculo L y C'.B$18]/[$'Cálculo L y C'.B$17])" office:value-type="float" office:value="13514.7475679897" calcext:value-type="float">
            <text:p>13514,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*PI()*[.A27]" office:value-type="float" office:value="150.79644737231" calcext:value-type="float">
            <text:p>150,80</text:p>
          </table:table-cell>
          <table:table-cell table:formula="of:=[.B27]/(2*PI()*[$Descripción.B$10])" office:value-type="float" office:value="0.48" calcext:value-type="float">
            <text:p>0,48</text:p>
          </table:table-cell>
          <table:table-cell table:formula="of:=POWER(IMABS(IMSQRT(1-POWER([.C27];2)));-1)*SQRT([$'Cálculo L y C'.B$9]/[$'Cálculo L y C'.B$8])" office:value-type="float" office:value="683.94112888133" calcext:value-type="float">
            <text:p>683,94</text:p>
          </table:table-cell>
          <table:table-cell table:formula="of:=POWER(IMABS(IMSQRT(1-POWER([.C27];2)));-1)*SQRT([$'Cálculo L y C'.B$18]/[$'Cálculo L y C'.B$17])" office:value-type="float" office:value="13678.8225776266" calcext:value-type="float">
            <text:p>13678,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*PI()*[.A28]" office:value-type="float" office:value="157.07963267949" calcext:value-type="float">
            <text:p>157,08</text:p>
          </table:table-cell>
          <table:table-cell table:formula="of:=[.B28]/(2*PI()*[$Descripción.B$10])" office:value-type="float" office:value="0.500000000000001" calcext:value-type="float">
            <text:p>0,500000000000001</text:p>
          </table:table-cell>
          <table:table-cell table:formula="of:=POWER(IMABS(IMSQRT(1-POWER([.C28];2)));-1)*SQRT([$'Cálculo L y C'.B$9]/[$'Cálculo L y C'.B$8])" office:value-type="float" office:value="692.820323027551" calcext:value-type="float">
            <text:p>692,82</text:p>
          </table:table-cell>
          <table:table-cell table:formula="of:=POWER(IMABS(IMSQRT(1-POWER([.C28];2)));-1)*SQRT([$'Cálculo L y C'.B$18]/[$'Cálculo L y C'.B$17])" office:value-type="float" office:value="13856.406460551" calcext:value-type="float">
            <text:p>13856,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*PI()*[.A29]" office:value-type="float" office:value="163.362817986669" calcext:value-type="float">
            <text:p>163,36</text:p>
          </table:table-cell>
          <table:table-cell table:formula="of:=[.B29]/(2*PI()*[$Descripción.B$10])" office:value-type="float" office:value="0.519999999999999" calcext:value-type="float">
            <text:p>0,519999999999999</text:p>
          </table:table-cell>
          <table:table-cell table:formula="of:=POWER(IMABS(IMSQRT(1-POWER([.C29];2)));-1)*SQRT([$'Cálculo L y C'.B$9]/[$'Cálculo L y C'.B$8])" office:value-type="float" office:value="702.43935868627" calcext:value-type="float">
            <text:p>702,44</text:p>
          </table:table-cell>
          <table:table-cell table:formula="of:=POWER(IMABS(IMSQRT(1-POWER([.C29];2)));-1)*SQRT([$'Cálculo L y C'.B$18]/[$'Cálculo L y C'.B$17])" office:value-type="float" office:value="14048.7871737254" calcext:value-type="float">
            <text:p>14048,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*PI()*[.A30]" office:value-type="float" office:value="169.646003293849" calcext:value-type="float">
            <text:p>169,65</text:p>
          </table:table-cell>
          <table:table-cell table:formula="of:=[.B30]/(2*PI()*[$Descripción.B$10])" office:value-type="float" office:value="0.540000000000001" calcext:value-type="float">
            <text:p>0,540000000000001</text:p>
          </table:table-cell>
          <table:table-cell table:formula="of:=POWER(IMABS(IMSQRT(1-POWER([.C30];2)));-1)*SQRT([$'Cálculo L y C'.B$9]/[$'Cálculo L y C'.B$8])" office:value-type="float" office:value="712.872684782637" calcext:value-type="float">
            <text:p>712,87</text:p>
          </table:table-cell>
          <table:table-cell table:formula="of:=POWER(IMABS(IMSQRT(1-POWER([.C30];2)));-1)*SQRT([$'Cálculo L y C'.B$18]/[$'Cálculo L y C'.B$17])" office:value-type="float" office:value="14257.4536956527" calcext:value-type="float">
            <text:p>14257,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*PI()*[.A31]" office:value-type="float" office:value="175.929188601028" calcext:value-type="float">
            <text:p>175,93</text:p>
          </table:table-cell>
          <table:table-cell table:formula="of:=[.B31]/(2*PI()*[$Descripción.B$10])" office:value-type="float" office:value="0.559999999999999" calcext:value-type="float">
            <text:p>0,559999999999999</text:p>
          </table:table-cell>
          <table:table-cell table:formula="of:=POWER(IMABS(IMSQRT(1-POWER([.C31];2)));-1)*SQRT([$'Cálculo L y C'.B$9]/[$'Cálculo L y C'.B$8])" office:value-type="float" office:value="724.206824377901" calcext:value-type="float">
            <text:p>724,21</text:p>
          </table:table-cell>
          <table:table-cell table:formula="of:=POWER(IMABS(IMSQRT(1-POWER([.C31];2)));-1)*SQRT([$'Cálculo L y C'.B$18]/[$'Cálculo L y C'.B$17])" office:value-type="float" office:value="14484.136487558" calcext:value-type="float">
            <text:p>14484,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*PI()*[.A32]" office:value-type="float" office:value="182.212373908208" calcext:value-type="float">
            <text:p>182,21</text:p>
          </table:table-cell>
          <table:table-cell table:formula="of:=[.B32]/(2*PI()*[$Descripción.B$10])" office:value-type="float" office:value="0.58" calcext:value-type="float">
            <text:p>0,58</text:p>
          </table:table-cell>
          <table:table-cell table:formula="of:=POWER(IMABS(IMSQRT(1-POWER([.C32];2)));-1)*SQRT([$'Cálculo L y C'.B$9]/[$'Cálculo L y C'.B$8])" office:value-type="float" office:value="736.542924210355" calcext:value-type="float">
            <text:p>736,54</text:p>
          </table:table-cell>
          <table:table-cell table:formula="of:=POWER(IMABS(IMSQRT(1-POWER([.C32];2)));-1)*SQRT([$'Cálculo L y C'.B$18]/[$'Cálculo L y C'.B$17])" office:value-type="float" office:value="14730.8584842071" calcext:value-type="float">
            <text:p>14730,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PI()*[.A33]" office:value-type="float" office:value="188.495559215388" calcext:value-type="float">
            <text:p>188,50</text:p>
          </table:table-cell>
          <table:table-cell table:formula="of:=[.B33]/(2*PI()*[$Descripción.B$10])" office:value-type="float" office:value="0.600000000000001" calcext:value-type="float">
            <text:p>0,600000000000001</text:p>
          </table:table-cell>
          <table:table-cell table:formula="of:=POWER(IMABS(IMSQRT(1-POWER([.C33];2)));-1)*SQRT([$'Cálculo L y C'.B$9]/[$'Cálculo L y C'.B$8])" office:value-type="float" office:value="750.000000000001" calcext:value-type="float">
            <text:p>750,00</text:p>
          </table:table-cell>
          <table:table-cell table:formula="of:=POWER(IMABS(IMSQRT(1-POWER([.C33];2)));-1)*SQRT([$'Cálculo L y C'.B$18]/[$'Cálculo L y C'.B$17])" office:value-type="float" office:value="15000" calcext:value-type="float">
            <text:p>1500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*PI()*[.A34]" office:value-type="float" office:value="194.778744522567" calcext:value-type="float">
            <text:p>194,78</text:p>
          </table:table-cell>
          <table:table-cell table:formula="of:=[.B34]/(2*PI()*[$Descripción.B$10])" office:value-type="float" office:value="0.619999999999999" calcext:value-type="float">
            <text:p>0,619999999999999</text:p>
          </table:table-cell>
          <table:table-cell table:formula="of:=POWER(IMABS(IMSQRT(1-POWER([.C34];2)));-1)*SQRT([$'Cálculo L y C'.B$9]/[$'Cálculo L y C'.B$8])" office:value-type="float" office:value="764.719112901872" calcext:value-type="float">
            <text:p>764,72</text:p>
          </table:table-cell>
          <table:table-cell table:formula="of:=POWER(IMABS(IMSQRT(1-POWER([.C34];2)));-1)*SQRT([$'Cálculo L y C'.B$18]/[$'Cálculo L y C'.B$17])" office:value-type="float" office:value="15294.3822580374" calcext:value-type="float">
            <text:p>15294,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*PI()*[.A35]" office:value-type="float" office:value="201.061929829747" calcext:value-type="float">
            <text:p>201,06</text:p>
          </table:table-cell>
          <table:table-cell table:formula="of:=[.B35]/(2*PI()*[$Descripción.B$10])" office:value-type="float" office:value="0.640000000000001" calcext:value-type="float">
            <text:p>0,640000000000001</text:p>
          </table:table-cell>
          <table:table-cell table:formula="of:=POWER(IMABS(IMSQRT(1-POWER([.C35];2)));-1)*SQRT([$'Cálculo L y C'.B$9]/[$'Cálculo L y C'.B$8])" office:value-type="float" office:value="780.868809443031" calcext:value-type="float">
            <text:p>780,87</text:p>
          </table:table-cell>
          <table:table-cell table:formula="of:=POWER(IMABS(IMSQRT(1-POWER([.C35];2)));-1)*SQRT([$'Cálculo L y C'.B$18]/[$'Cálculo L y C'.B$17])" office:value-type="float" office:value="15617.3761888606" calcext:value-type="float">
            <text:p>15617,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*PI()*[.A36]" office:value-type="float" office:value="207.345115136926" calcext:value-type="float">
            <text:p>207,35</text:p>
          </table:table-cell>
          <table:table-cell table:formula="of:=[.B36]/(2*PI()*[$Descripción.B$10])" office:value-type="float" office:value="0.659999999999999" calcext:value-type="float">
            <text:p>0,659999999999999</text:p>
          </table:table-cell>
          <table:table-cell table:formula="of:=POWER(IMABS(IMSQRT(1-POWER([.C36];2)));-1)*SQRT([$'Cálculo L y C'.B$9]/[$'Cálculo L y C'.B$8])" office:value-type="float" office:value="798.652302097502" calcext:value-type="float">
            <text:p>798,65</text:p>
          </table:table-cell>
          <table:table-cell table:formula="of:=POWER(IMABS(IMSQRT(1-POWER([.C36];2)));-1)*SQRT([$'Cálculo L y C'.B$18]/[$'Cálculo L y C'.B$17])" office:value-type="float" office:value="15973.04604195" calcext:value-type="float">
            <text:p>15973,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*PI()*[.A37]" office:value-type="float" office:value="213.628300444106" calcext:value-type="float">
            <text:p>213,63</text:p>
          </table:table-cell>
          <table:table-cell table:formula="of:=[.B37]/(2*PI()*[$Descripción.B$10])" office:value-type="float" office:value="0.68" calcext:value-type="float">
            <text:p>0,68</text:p>
          </table:table-cell>
          <table:table-cell table:formula="of:=POWER(IMABS(IMSQRT(1-POWER([.C37];2)));-1)*SQRT([$'Cálculo L y C'.B$9]/[$'Cálculo L y C'.B$8])" office:value-type="float" office:value="818.317088384972" calcext:value-type="float">
            <text:p>818,32</text:p>
          </table:table-cell>
          <table:table-cell table:formula="of:=POWER(IMABS(IMSQRT(1-POWER([.C37];2)));-1)*SQRT([$'Cálculo L y C'.B$18]/[$'Cálculo L y C'.B$17])" office:value-type="float" office:value="16366.3417676994" calcext:value-type="float">
            <text:p>16366,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*PI()*[.A38]" office:value-type="float" office:value="219.911485751286" calcext:value-type="float">
            <text:p>219,91</text:p>
          </table:table-cell>
          <table:table-cell table:formula="of:=[.B38]/(2*PI()*[$Descripción.B$10])" office:value-type="float" office:value="0.700000000000002" calcext:value-type="float">
            <text:p>0,700000000000002</text:p>
          </table:table-cell>
          <table:table-cell table:formula="of:=POWER(IMABS(IMSQRT(1-POWER([.C38];2)));-1)*SQRT([$'Cálculo L y C'.B$9]/[$'Cálculo L y C'.B$8])" office:value-type="float" office:value="840.168050416807" calcext:value-type="float">
            <text:p>840,17</text:p>
          </table:table-cell>
          <table:table-cell table:formula="of:=POWER(IMABS(IMSQRT(1-POWER([.C38];2)));-1)*SQRT([$'Cálculo L y C'.B$18]/[$'Cálculo L y C'.B$17])" office:value-type="float" office:value="16803.3610083361" calcext:value-type="float">
            <text:p>16803,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*PI()*[.A39]" office:value-type="float" office:value="226.194671058465" calcext:value-type="float">
            <text:p>226,19</text:p>
          </table:table-cell>
          <table:table-cell table:formula="of:=[.B39]/(2*PI()*[$Descripción.B$10])" office:value-type="float" office:value="0.72" calcext:value-type="float">
            <text:p>0,72</text:p>
          </table:table-cell>
          <table:table-cell table:formula="of:=POWER(IMABS(IMSQRT(1-POWER([.C39];2)));-1)*SQRT([$'Cálculo L y C'.B$9]/[$'Cálculo L y C'.B$8])" office:value-type="float" office:value="864.585626556352" calcext:value-type="float">
            <text:p>864,59</text:p>
          </table:table-cell>
          <table:table-cell table:formula="of:=POWER(IMABS(IMSQRT(1-POWER([.C39];2)));-1)*SQRT([$'Cálculo L y C'.B$18]/[$'Cálculo L y C'.B$17])" office:value-type="float" office:value="17291.712531127" calcext:value-type="float">
            <text:p>17291,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*PI()*[.A40]" office:value-type="float" office:value="232.477856365645" calcext:value-type="float">
            <text:p>232,48</text:p>
          </table:table-cell>
          <table:table-cell table:formula="of:=[.B40]/(2*PI()*[$Descripción.B$10])" office:value-type="float" office:value="0.740000000000001" calcext:value-type="float">
            <text:p>0,740000000000001</text:p>
          </table:table-cell>
          <table:table-cell table:formula="of:=POWER(IMABS(IMSQRT(1-POWER([.C40];2)));-1)*SQRT([$'Cálculo L y C'.B$9]/[$'Cálculo L y C'.B$8])" office:value-type="float" office:value="892.051550175079" calcext:value-type="float">
            <text:p>892,05</text:p>
          </table:table-cell>
          <table:table-cell table:formula="of:=POWER(IMABS(IMSQRT(1-POWER([.C40];2)));-1)*SQRT([$'Cálculo L y C'.B$18]/[$'Cálculo L y C'.B$17])" office:value-type="float" office:value="17841.0310035016" calcext:value-type="float">
            <text:p>17841,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*PI()*[.A41]" office:value-type="float" office:value="238.761041672824" calcext:value-type="float">
            <text:p>238,76</text:p>
          </table:table-cell>
          <table:table-cell table:formula="of:=[.B41]/(2*PI()*[$Descripción.B$10])" office:value-type="float" office:value="0.759999999999999" calcext:value-type="float">
            <text:p>0,759999999999999</text:p>
          </table:table-cell>
          <table:table-cell table:formula="of:=POWER(IMABS(IMSQRT(1-POWER([.C41];2)));-1)*SQRT([$'Cálculo L y C'.B$9]/[$'Cálculo L y C'.B$8])" office:value-type="float" office:value="923.186182344993" calcext:value-type="float">
            <text:p>923,19</text:p>
          </table:table-cell>
          <table:table-cell table:formula="of:=POWER(IMABS(IMSQRT(1-POWER([.C41];2)));-1)*SQRT([$'Cálculo L y C'.B$18]/[$'Cálculo L y C'.B$17])" office:value-type="float" office:value="18463.7236468999" calcext:value-type="float">
            <text:p>18463,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*PI()*[.A42]" office:value-type="float" office:value="245.044226980004" calcext:value-type="float">
            <text:p>245,04</text:p>
          </table:table-cell>
          <table:table-cell table:formula="of:=[.B42]/(2*PI()*[$Descripción.B$10])" office:value-type="float" office:value="0.78" calcext:value-type="float">
            <text:p>0,78</text:p>
          </table:table-cell>
          <table:table-cell table:formula="of:=POWER(IMABS(IMSQRT(1-POWER([.C42];2)));-1)*SQRT([$'Cálculo L y C'.B$9]/[$'Cálculo L y C'.B$8])" office:value-type="float" office:value="958.80415815089" calcext:value-type="float">
            <text:p>958,80</text:p>
          </table:table-cell>
          <table:table-cell table:formula="of:=POWER(IMABS(IMSQRT(1-POWER([.C42];2)));-1)*SQRT([$'Cálculo L y C'.B$18]/[$'Cálculo L y C'.B$17])" office:value-type="float" office:value="19176.0831630178" calcext:value-type="float">
            <text:p>19176,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PI()*[.A43]" office:value-type="float" office:value="251.327412287183" calcext:value-type="float">
            <text:p>251,33</text:p>
          </table:table-cell>
          <table:table-cell table:formula="of:=[.B43]/(2*PI()*[$Descripción.B$10])" office:value-type="float" office:value="0.799999999999999" calcext:value-type="float">
            <text:p>0,799999999999999</text:p>
          </table:table-cell>
          <table:table-cell table:formula="of:=POWER(IMABS(IMSQRT(1-POWER([.C43];2)));-1)*SQRT([$'Cálculo L y C'.B$9]/[$'Cálculo L y C'.B$8])" office:value-type="float" office:value="999.999999999997" calcext:value-type="float">
            <text:p>1000,00</text:p>
          </table:table-cell>
          <table:table-cell table:formula="of:=POWER(IMABS(IMSQRT(1-POWER([.C43];2)));-1)*SQRT([$'Cálculo L y C'.B$18]/[$'Cálculo L y C'.B$17])" office:value-type="float" office:value="19999.9999999999" calcext:value-type="float">
            <text:p>20000,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*PI()*[.A44]" office:value-type="float" office:value="257.610597594363" calcext:value-type="float">
            <text:p>257,61</text:p>
          </table:table-cell>
          <table:table-cell table:formula="of:=[.B44]/(2*PI()*[$Descripción.B$10])" office:value-type="float" office:value="0.82" calcext:value-type="float">
            <text:p>0,82</text:p>
          </table:table-cell>
          <table:table-cell table:formula="of:=POWER(IMABS(IMSQRT(1-POWER([.C44];2)));-1)*SQRT([$'Cálculo L y C'.B$9]/[$'Cálculo L y C'.B$8])" office:value-type="float" office:value="1048.28483672192" calcext:value-type="float">
            <text:p>1048,28</text:p>
          </table:table-cell>
          <table:table-cell table:formula="of:=POWER(IMABS(IMSQRT(1-POWER([.C44];2)));-1)*SQRT([$'Cálculo L y C'.B$18]/[$'Cálculo L y C'.B$17])" office:value-type="float" office:value="20965.6967344384" calcext:value-type="float">
            <text:p>20965,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*PI()*[.A45]" office:value-type="float" office:value="263.893782901543" calcext:value-type="float">
            <text:p>263,89</text:p>
          </table:table-cell>
          <table:table-cell table:formula="of:=[.B45]/(2*PI()*[$Descripción.B$10])" office:value-type="float" office:value="0.840000000000001" calcext:value-type="float">
            <text:p>0,840000000000001</text:p>
          </table:table-cell>
          <table:table-cell table:formula="of:=POWER(IMABS(IMSQRT(1-POWER([.C45];2)));-1)*SQRT([$'Cálculo L y C'.B$9]/[$'Cálculo L y C'.B$8])" office:value-type="float" office:value="1105.81467116173" calcext:value-type="float">
            <text:p>1105,81</text:p>
          </table:table-cell>
          <table:table-cell table:formula="of:=POWER(IMABS(IMSQRT(1-POWER([.C45];2)));-1)*SQRT([$'Cálculo L y C'.B$18]/[$'Cálculo L y C'.B$17])" office:value-type="float" office:value="22116.2934232346" calcext:value-type="float">
            <text:p>22116,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*PI()*[.A46]" office:value-type="float" office:value="270.176968208722" calcext:value-type="float">
            <text:p>270,18</text:p>
          </table:table-cell>
          <table:table-cell table:formula="of:=[.B46]/(2*PI()*[$Descripción.B$10])" office:value-type="float" office:value="0.859999999999999" calcext:value-type="float">
            <text:p>0,859999999999999</text:p>
          </table:table-cell>
          <table:table-cell table:formula="of:=POWER(IMABS(IMSQRT(1-POWER([.C46];2)));-1)*SQRT([$'Cálculo L y C'.B$9]/[$'Cálculo L y C'.B$8])" office:value-type="float" office:value="1175.79270250443" calcext:value-type="float">
            <text:p>1175,79</text:p>
          </table:table-cell>
          <table:table-cell table:formula="of:=POWER(IMABS(IMSQRT(1-POWER([.C46];2)));-1)*SQRT([$'Cálculo L y C'.B$18]/[$'Cálculo L y C'.B$17])" office:value-type="float" office:value="23515.8540500886" calcext:value-type="float">
            <text:p>23515,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*PI()*[.A47]" office:value-type="float" office:value="276.460153515902" calcext:value-type="float">
            <text:p>276,46</text:p>
          </table:table-cell>
          <table:table-cell table:formula="of:=[.B47]/(2*PI()*[$Descripción.B$10])" office:value-type="float" office:value="0.88" calcext:value-type="float">
            <text:p>0,88</text:p>
          </table:table-cell>
          <table:table-cell table:formula="of:=POWER(IMABS(IMSQRT(1-POWER([.C47];2)));-1)*SQRT([$'Cálculo L y C'.B$9]/[$'Cálculo L y C'.B$8])" office:value-type="float" office:value="1263.22788159978" calcext:value-type="float">
            <text:p>1263,23</text:p>
          </table:table-cell>
          <table:table-cell table:formula="of:=POWER(IMABS(IMSQRT(1-POWER([.C47];2)));-1)*SQRT([$'Cálculo L y C'.B$18]/[$'Cálculo L y C'.B$17])" office:value-type="float" office:value="25264.5576319956" calcext:value-type="float">
            <text:p>25264,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*PI()*[.A48]" office:value-type="float" office:value="282.743338823081" calcext:value-type="float">
            <text:p>282,74</text:p>
          </table:table-cell>
          <table:table-cell table:formula="of:=[.B48]/(2*PI()*[$Descripción.B$10])" office:value-type="float" office:value="0.899999999999999" calcext:value-type="float">
            <text:p>0,899999999999999</text:p>
          </table:table-cell>
          <table:table-cell table:formula="of:=POWER(IMABS(IMSQRT(1-POWER([.C48];2)));-1)*SQRT([$'Cálculo L y C'.B$9]/[$'Cálculo L y C'.B$8])" office:value-type="float" office:value="1376.49440322336" calcext:value-type="float">
            <text:p>1376,49</text:p>
          </table:table-cell>
          <table:table-cell table:formula="of:=POWER(IMABS(IMSQRT(1-POWER([.C48];2)));-1)*SQRT([$'Cálculo L y C'.B$18]/[$'Cálculo L y C'.B$17])" office:value-type="float" office:value="27529.8880644672" calcext:value-type="float">
            <text:p>27529,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*PI()*[.A49]" office:value-type="float" office:value="289.026524130261" calcext:value-type="float">
            <text:p>289,03</text:p>
          </table:table-cell>
          <table:table-cell table:formula="of:=[.B49]/(2*PI()*[$Descripción.B$10])" office:value-type="float" office:value="0.92" calcext:value-type="float">
            <text:p>0,92</text:p>
          </table:table-cell>
          <table:table-cell table:formula="of:=POWER(IMABS(IMSQRT(1-POWER([.C49];2)));-1)*SQRT([$'Cálculo L y C'.B$9]/[$'Cálculo L y C'.B$8])" office:value-type="float" office:value="1530.93108923949" calcext:value-type="float">
            <text:p>1530,93</text:p>
          </table:table-cell>
          <table:table-cell table:formula="of:=POWER(IMABS(IMSQRT(1-POWER([.C49];2)));-1)*SQRT([$'Cálculo L y C'.B$18]/[$'Cálculo L y C'.B$17])" office:value-type="float" office:value="30618.6217847898" calcext:value-type="float">
            <text:p>30618,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*PI()*[.A50]" office:value-type="float" office:value="295.309709437441" calcext:value-type="float">
            <text:p>295,31</text:p>
          </table:table-cell>
          <table:table-cell table:formula="of:=[.B50]/(2*PI()*[$Descripción.B$10])" office:value-type="float" office:value="0.940000000000001" calcext:value-type="float">
            <text:p>0,940000000000001</text:p>
          </table:table-cell>
          <table:table-cell table:formula="of:=POWER(IMABS(IMSQRT(1-POWER([.C50];2)));-1)*SQRT([$'Cálculo L y C'.B$9]/[$'Cálculo L y C'.B$8])" office:value-type="float" office:value="1758.63114528166" calcext:value-type="float">
            <text:p>1758,63</text:p>
          </table:table-cell>
          <table:table-cell table:formula="of:=POWER(IMABS(IMSQRT(1-POWER([.C50];2)));-1)*SQRT([$'Cálculo L y C'.B$18]/[$'Cálculo L y C'.B$17])" office:value-type="float" office:value="35172.6229056332" calcext:value-type="float">
            <text:p>35172,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*PI()*[.A51]" office:value-type="float" office:value="301.59289474462" calcext:value-type="float">
            <text:p>301,59</text:p>
          </table:table-cell>
          <table:table-cell table:formula="of:=[.B51]/(2*PI()*[$Descripción.B$10])" office:value-type="float" office:value="0.96" calcext:value-type="float">
            <text:p>0,96</text:p>
          </table:table-cell>
          <table:table-cell table:formula="of:=POWER(IMABS(IMSQRT(1-POWER([.C51];2)));-1)*SQRT([$'Cálculo L y C'.B$9]/[$'Cálculo L y C'.B$8])" office:value-type="float" office:value="2142.85714285713" calcext:value-type="float">
            <text:p>2142,86</text:p>
          </table:table-cell>
          <table:table-cell table:formula="of:=POWER(IMABS(IMSQRT(1-POWER([.C51];2)));-1)*SQRT([$'Cálculo L y C'.B$18]/[$'Cálculo L y C'.B$17])" office:value-type="float" office:value="42857.1428571427" calcext:value-type="float">
            <text:p>42857,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*PI()*[.A52]" office:value-type="float" office:value="307.8760800518" calcext:value-type="float">
            <text:p>307,88</text:p>
          </table:table-cell>
          <table:table-cell table:formula="of:=[.B52]/(2*PI()*[$Descripción.B$10])" office:value-type="float" office:value="0.980000000000001" calcext:value-type="float">
            <text:p>0,980000000000001</text:p>
          </table:table-cell>
          <table:table-cell table:formula="of:=POWER(IMABS(IMSQRT(1-POWER([.C52];2)));-1)*SQRT([$'Cálculo L y C'.B$9]/[$'Cálculo L y C'.B$8])" office:value-type="float" office:value="3015.11344577769" calcext:value-type="float">
            <text:p>3015,11</text:p>
          </table:table-cell>
          <table:table-cell table:formula="of:=POWER(IMABS(IMSQRT(1-POWER([.C52];2)));-1)*SQRT([$'Cálculo L y C'.B$18]/[$'Cálculo L y C'.B$17])" office:value-type="float" office:value="60302.2689155539" calcext:value-type="float">
            <text:p>60302,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PI()*[.A53]" office:value-type="float" office:value="314.159265358979" calcext:value-type="float">
            <text:p>314,16</text:p>
          </table:table-cell>
          <table:table-cell table:formula="of:=[.B53]/(2*PI()*[$Descripción.B$10])" office:value-type="float" office:value="0.999999999999999" calcext:value-type="float">
            <text:p>0,999999999999999</text:p>
          </table:table-cell>
          <table:table-cell table:formula="of:=POWER(IMABS(IMSQRT(1-POWER([.C53];2)));-1)*SQRT([$'Cálculo L y C'.B$9]/[$'Cálculo L y C'.B$8])" office:value-type="string" office:string-value="" calcext:value-type="error">
            <text:p>#¡NUM!</text:p>
          </table:table-cell>
          <table:table-cell table:formula="of:=POWER(IMABS(IMSQRT(1-POWER([.C53];2)));-1)*SQRT([$'Cálculo L y C'.B$18]/[$'Cálculo L y C'.B$17])" office:value-type="string" office:string-value="" calcext:value-type="error">
            <text:p>#¡NUM!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*PI()*[.A54]" office:value-type="float" office:value="320.442450666159" calcext:value-type="float">
            <text:p>320,44</text:p>
          </table:table-cell>
          <table:table-cell table:formula="of:=[.B54]/(2*PI()*[$Descripción.B$10])" office:value-type="float" office:value="1.02" calcext:value-type="float">
            <text:p>1,02</text:p>
          </table:table-cell>
          <table:table-cell table:formula="of:=POWER(IMABS(IMSQRT(1-POWER([.C54];2)));-1)*SQRT([$'Cálculo L y C'.B$9]/[$'Cálculo L y C'.B$8])" office:value-type="float" office:value="2985.11157062995" calcext:value-type="float">
            <text:p>2985,11</text:p>
          </table:table-cell>
          <table:table-cell table:formula="of:=POWER(IMABS(IMSQRT(1-POWER([.C54];2)));-1)*SQRT([$'Cálculo L y C'.B$18]/[$'Cálculo L y C'.B$17])" office:value-type="float" office:value="59702.231412599" calcext:value-type="float">
            <text:p>59702,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*PI()*[.A55]" office:value-type="float" office:value="326.725635973338" calcext:value-type="float">
            <text:p>326,73</text:p>
          </table:table-cell>
          <table:table-cell table:formula="of:=[.B55]/(2*PI()*[$Descripción.B$10])" office:value-type="float" office:value="1.04" calcext:value-type="float">
            <text:p>1,04</text:p>
          </table:table-cell>
          <table:table-cell table:formula="of:=POWER(IMABS(IMSQRT(1-POWER([.C55];2)));-1)*SQRT([$'Cálculo L y C'.B$9]/[$'Cálculo L y C'.B$8])" office:value-type="float" office:value="2100.42012604206" calcext:value-type="float">
            <text:p>2100,42</text:p>
          </table:table-cell>
          <table:table-cell table:formula="of:=POWER(IMABS(IMSQRT(1-POWER([.C55];2)));-1)*SQRT([$'Cálculo L y C'.B$18]/[$'Cálculo L y C'.B$17])" office:value-type="float" office:value="42008.4025208412" calcext:value-type="float">
            <text:p>42008,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*PI()*[.A56]" office:value-type="float" office:value="333.008821280518" calcext:value-type="float">
            <text:p>333,01</text:p>
          </table:table-cell>
          <table:table-cell table:formula="of:=[.B56]/(2*PI()*[$Descripción.B$10])" office:value-type="float" office:value="1.06" calcext:value-type="float">
            <text:p>1,06</text:p>
          </table:table-cell>
          <table:table-cell table:formula="of:=POWER(IMABS(IMSQRT(1-POWER([.C56];2)));-1)*SQRT([$'Cálculo L y C'.B$9]/[$'Cálculo L y C'.B$8])" office:value-type="float" office:value="1706.64037196572" calcext:value-type="float">
            <text:p>1706,64</text:p>
          </table:table-cell>
          <table:table-cell table:formula="of:=POWER(IMABS(IMSQRT(1-POWER([.C56];2)));-1)*SQRT([$'Cálculo L y C'.B$18]/[$'Cálculo L y C'.B$17])" office:value-type="float" office:value="34132.8074393145" calcext:value-type="float">
            <text:p>34132,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*PI()*[.A57]" office:value-type="float" office:value="339.292006587698" calcext:value-type="float">
            <text:p>339,29</text:p>
          </table:table-cell>
          <table:table-cell table:formula="of:=[.B57]/(2*PI()*[$Descripción.B$10])" office:value-type="float" office:value="1.08" calcext:value-type="float">
            <text:p>1,08</text:p>
          </table:table-cell>
          <table:table-cell table:formula="of:=POWER(IMABS(IMSQRT(1-POWER([.C57];2)));-1)*SQRT([$'Cálculo L y C'.B$9]/[$'Cálculo L y C'.B$8])" office:value-type="float" office:value="1470.87101353637" calcext:value-type="float">
            <text:p>1470,87</text:p>
          </table:table-cell>
          <table:table-cell table:formula="of:=POWER(IMABS(IMSQRT(1-POWER([.C57];2)));-1)*SQRT([$'Cálculo L y C'.B$18]/[$'Cálculo L y C'.B$17])" office:value-type="float" office:value="29417.4202707274" calcext:value-type="float">
            <text:p>29417,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*PI()*[.A58]" office:value-type="float" office:value="345.575191894877" calcext:value-type="float">
            <text:p>345,58</text:p>
          </table:table-cell>
          <table:table-cell table:formula="of:=[.B58]/(2*PI()*[$Descripción.B$10])" office:value-type="float" office:value="1.1" calcext:value-type="float">
            <text:p>1,1</text:p>
          </table:table-cell>
          <table:table-cell table:formula="of:=POWER(IMABS(IMSQRT(1-POWER([.C58];2)));-1)*SQRT([$'Cálculo L y C'.B$9]/[$'Cálculo L y C'.B$8])" office:value-type="float" office:value="1309.30734141596" calcext:value-type="float">
            <text:p>1309,31</text:p>
          </table:table-cell>
          <table:table-cell table:formula="of:=POWER(IMABS(IMSQRT(1-POWER([.C58];2)));-1)*SQRT([$'Cálculo L y C'.B$18]/[$'Cálculo L y C'.B$17])" office:value-type="float" office:value="26186.1468283192" calcext:value-type="float">
            <text:p>26186,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*PI()*[.A59]" office:value-type="float" office:value="351.858377202057" calcext:value-type="float">
            <text:p>351,86</text:p>
          </table:table-cell>
          <table:table-cell table:formula="of:=[.B59]/(2*PI()*[$Descripción.B$10])" office:value-type="float" office:value="1.12" calcext:value-type="float">
            <text:p>1,12</text:p>
          </table:table-cell>
          <table:table-cell table:formula="of:=POWER(IMABS(IMSQRT(1-POWER([.C59];2)));-1)*SQRT([$'Cálculo L y C'.B$9]/[$'Cálculo L y C'.B$8])" office:value-type="float" office:value="1189.57737857721" calcext:value-type="float">
            <text:p>1189,58</text:p>
          </table:table-cell>
          <table:table-cell table:formula="of:=POWER(IMABS(IMSQRT(1-POWER([.C59];2)));-1)*SQRT([$'Cálculo L y C'.B$18]/[$'Cálculo L y C'.B$17])" office:value-type="float" office:value="23791.5475715443" calcext:value-type="float">
            <text:p>23791,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*PI()*[.A60]" office:value-type="float" office:value="358.141562509236" calcext:value-type="float">
            <text:p>358,14</text:p>
          </table:table-cell>
          <table:table-cell table:formula="of:=[.B60]/(2*PI()*[$Descripción.B$10])" office:value-type="float" office:value="1.14" calcext:value-type="float">
            <text:p>1,14</text:p>
          </table:table-cell>
          <table:table-cell table:formula="of:=POWER(IMABS(IMSQRT(1-POWER([.C60];2)));-1)*SQRT([$'Cálculo L y C'.B$9]/[$'Cálculo L y C'.B$8])" office:value-type="float" office:value="1096.17614286281" calcext:value-type="float">
            <text:p>1096,18</text:p>
          </table:table-cell>
          <table:table-cell table:formula="of:=POWER(IMABS(IMSQRT(1-POWER([.C60];2)));-1)*SQRT([$'Cálculo L y C'.B$18]/[$'Cálculo L y C'.B$17])" office:value-type="float" office:value="21923.5228572562" calcext:value-type="float">
            <text:p>21923,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*PI()*[.A61]" office:value-type="float" office:value="364.424747816416" calcext:value-type="float">
            <text:p>364,42</text:p>
          </table:table-cell>
          <table:table-cell table:formula="of:=[.B61]/(2*PI()*[$Descripción.B$10])" office:value-type="float" office:value="1.16" calcext:value-type="float">
            <text:p>1,16</text:p>
          </table:table-cell>
          <table:table-cell table:formula="of:=POWER(IMABS(IMSQRT(1-POWER([.C61];2)));-1)*SQRT([$'Cálculo L y C'.B$9]/[$'Cálculo L y C'.B$8])" office:value-type="float" office:value="1020.62072615966" calcext:value-type="float">
            <text:p>1020,62</text:p>
          </table:table-cell>
          <table:table-cell table:formula="of:=POWER(IMABS(IMSQRT(1-POWER([.C61];2)));-1)*SQRT([$'Cálculo L y C'.B$18]/[$'Cálculo L y C'.B$17])" office:value-type="float" office:value="20412.4145231931" calcext:value-type="float">
            <text:p>20412,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*PI()*[.A62]" office:value-type="float" office:value="370.707933123596" calcext:value-type="float">
            <text:p>370,71</text:p>
          </table:table-cell>
          <table:table-cell table:formula="of:=[.B62]/(2*PI()*[$Descripción.B$10])" office:value-type="float" office:value="1.18" calcext:value-type="float">
            <text:p>1,18</text:p>
          </table:table-cell>
          <table:table-cell table:formula="of:=POWER(IMABS(IMSQRT(1-POWER([.C62];2)));-1)*SQRT([$'Cálculo L y C'.B$9]/[$'Cálculo L y C'.B$8])" office:value-type="float" office:value="957.826285221148" calcext:value-type="float">
            <text:p>957,83</text:p>
          </table:table-cell>
          <table:table-cell table:formula="of:=POWER(IMABS(IMSQRT(1-POWER([.C62];2)));-1)*SQRT([$'Cálculo L y C'.B$18]/[$'Cálculo L y C'.B$17])" office:value-type="float" office:value="19156.525704423" calcext:value-type="float">
            <text:p>19156,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PI()*[.A63]" office:value-type="float" office:value="376.991118430775" calcext:value-type="float">
            <text:p>376,99</text:p>
          </table:table-cell>
          <table:table-cell table:formula="of:=[.B63]/(2*PI()*[$Descripción.B$10])" office:value-type="float" office:value="1.2" calcext:value-type="float">
            <text:p>1,2</text:p>
          </table:table-cell>
          <table:table-cell table:formula="of:=POWER(IMABS(IMSQRT(1-POWER([.C63];2)));-1)*SQRT([$'Cálculo L y C'.B$9]/[$'Cálculo L y C'.B$8])" office:value-type="float" office:value="904.534033733293" calcext:value-type="float">
            <text:p>904,53</text:p>
          </table:table-cell>
          <table:table-cell table:formula="of:=POWER(IMABS(IMSQRT(1-POWER([.C63];2)));-1)*SQRT([$'Cálculo L y C'.B$18]/[$'Cálculo L y C'.B$17])" office:value-type="float" office:value="18090.6806746659" calcext:value-type="float">
            <text:p>18090,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*PI()*[.A64]" office:value-type="float" office:value="383.274303737955" calcext:value-type="float">
            <text:p>383,27</text:p>
          </table:table-cell>
          <table:table-cell table:formula="of:=[.B64]/(2*PI()*[$Descripción.B$10])" office:value-type="float" office:value="1.22" calcext:value-type="float">
            <text:p>1,22</text:p>
          </table:table-cell>
          <table:table-cell table:formula="of:=POWER(IMABS(IMSQRT(1-POWER([.C64];2)));-1)*SQRT([$'Cálculo L y C'.B$9]/[$'Cálculo L y C'.B$8])" office:value-type="float" office:value="858.545710548212" calcext:value-type="float">
            <text:p>858,55</text:p>
          </table:table-cell>
          <table:table-cell table:formula="of:=POWER(IMABS(IMSQRT(1-POWER([.C64];2)));-1)*SQRT([$'Cálculo L y C'.B$18]/[$'Cálculo L y C'.B$17])" office:value-type="float" office:value="17170.9142109643" calcext:value-type="float">
            <text:p>17170,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*PI()*[.A65]" office:value-type="float" office:value="389.557489045134" calcext:value-type="float">
            <text:p>389,56</text:p>
          </table:table-cell>
          <table:table-cell table:formula="of:=[.B65]/(2*PI()*[$Descripción.B$10])" office:value-type="float" office:value="1.24" calcext:value-type="float">
            <text:p>1,24</text:p>
          </table:table-cell>
          <table:table-cell table:formula="of:=POWER(IMABS(IMSQRT(1-POWER([.C65];2)));-1)*SQRT([$'Cálculo L y C'.B$9]/[$'Cálculo L y C'.B$8])" office:value-type="float" office:value="818.317088384974" calcext:value-type="float">
            <text:p>818,32</text:p>
          </table:table-cell>
          <table:table-cell table:formula="of:=POWER(IMABS(IMSQRT(1-POWER([.C65];2)));-1)*SQRT([$'Cálculo L y C'.B$18]/[$'Cálculo L y C'.B$17])" office:value-type="float" office:value="16366.3417676995" calcext:value-type="float">
            <text:p>16366,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*PI()*[.A66]" office:value-type="float" office:value="395.840674352314" calcext:value-type="float">
            <text:p>395,84</text:p>
          </table:table-cell>
          <table:table-cell table:formula="of:=[.B66]/(2*PI()*[$Descripción.B$10])" office:value-type="float" office:value="1.26" calcext:value-type="float">
            <text:p>1,26</text:p>
          </table:table-cell>
          <table:table-cell table:formula="of:=POWER(IMABS(IMSQRT(1-POWER([.C66];2)));-1)*SQRT([$'Cálculo L y C'.B$9]/[$'Cálculo L y C'.B$8])" office:value-type="float" office:value="782.727075428323" calcext:value-type="float">
            <text:p>782,73</text:p>
          </table:table-cell>
          <table:table-cell table:formula="of:=POWER(IMABS(IMSQRT(1-POWER([.C66];2)));-1)*SQRT([$'Cálculo L y C'.B$18]/[$'Cálculo L y C'.B$17])" office:value-type="float" office:value="15654.5415085665" calcext:value-type="float">
            <text:p>15654,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*PI()*[.A67]" office:value-type="float" office:value="402.123859659494" calcext:value-type="float">
            <text:p>402,12</text:p>
          </table:table-cell>
          <table:table-cell table:formula="of:=[.B67]/(2*PI()*[$Descripción.B$10])" office:value-type="float" office:value="1.28" calcext:value-type="float">
            <text:p>1,28</text:p>
          </table:table-cell>
          <table:table-cell table:formula="of:=POWER(IMABS(IMSQRT(1-POWER([.C67];2)));-1)*SQRT([$'Cálculo L y C'.B$9]/[$'Cálculo L y C'.B$8])" office:value-type="float" office:value="750.939261482637" calcext:value-type="float">
            <text:p>750,94</text:p>
          </table:table-cell>
          <table:table-cell table:formula="of:=POWER(IMABS(IMSQRT(1-POWER([.C67];2)));-1)*SQRT([$'Cálculo L y C'.B$18]/[$'Cálculo L y C'.B$17])" office:value-type="float" office:value="15018.7852296527" calcext:value-type="float">
            <text:p>15018,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*PI()*[.A68]" office:value-type="float" office:value="408.407044966673" calcext:value-type="float">
            <text:p>408,41</text:p>
          </table:table-cell>
          <table:table-cell table:formula="of:=[.B68]/(2*PI()*[$Descripción.B$10])" office:value-type="float" office:value="1.3" calcext:value-type="float">
            <text:p>1,3</text:p>
          </table:table-cell>
          <table:table-cell table:formula="of:=POWER(IMABS(IMSQRT(1-POWER([.C68];2)));-1)*SQRT([$'Cálculo L y C'.B$9]/[$'Cálculo L y C'.B$8])" office:value-type="float" office:value="722.315118514616" calcext:value-type="float">
            <text:p>722,32</text:p>
          </table:table-cell>
          <table:table-cell table:formula="of:=POWER(IMABS(IMSQRT(1-POWER([.C68];2)));-1)*SQRT([$'Cálculo L y C'.B$18]/[$'Cálculo L y C'.B$17])" office:value-type="float" office:value="14446.3023702923" calcext:value-type="float">
            <text:p>14446,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*PI()*[.A69]" office:value-type="float" office:value="414.690230273853" calcext:value-type="float">
            <text:p>414,69</text:p>
          </table:table-cell>
          <table:table-cell table:formula="of:=[.B69]/(2*PI()*[$Descripción.B$10])" office:value-type="float" office:value="1.32" calcext:value-type="float">
            <text:p>1,32</text:p>
          </table:table-cell>
          <table:table-cell table:formula="of:=POWER(IMABS(IMSQRT(1-POWER([.C69];2)));-1)*SQRT([$'Cálculo L y C'.B$9]/[$'Cálculo L y C'.B$8])" office:value-type="float" office:value="696.357518163943" calcext:value-type="float">
            <text:p>696,36</text:p>
          </table:table-cell>
          <table:table-cell table:formula="of:=POWER(IMABS(IMSQRT(1-POWER([.C69];2)));-1)*SQRT([$'Cálculo L y C'.B$18]/[$'Cálculo L y C'.B$17])" office:value-type="float" office:value="13927.1503632789" calcext:value-type="float">
            <text:p>13927,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*PI()*[.A70]" office:value-type="float" office:value="420.973415581032" calcext:value-type="float">
            <text:p>420,97</text:p>
          </table:table-cell>
          <table:table-cell table:formula="of:=[.B70]/(2*PI()*[$Descripción.B$10])" office:value-type="float" office:value="1.34" calcext:value-type="float">
            <text:p>1,34</text:p>
          </table:table-cell>
          <table:table-cell table:formula="of:=POWER(IMABS(IMSQRT(1-POWER([.C70];2)));-1)*SQRT([$'Cálculo L y C'.B$9]/[$'Cálculo L y C'.B$8])" office:value-type="float" office:value="672.672793996313" calcext:value-type="float">
            <text:p>672,67</text:p>
          </table:table-cell>
          <table:table-cell table:formula="of:=POWER(IMABS(IMSQRT(1-POWER([.C70];2)));-1)*SQRT([$'Cálculo L y C'.B$18]/[$'Cálculo L y C'.B$17])" office:value-type="float" office:value="13453.4558799263" calcext:value-type="float">
            <text:p>13453,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*PI()*[.A71]" office:value-type="float" office:value="427.256600888212" calcext:value-type="float">
            <text:p>427,26</text:p>
          </table:table-cell>
          <table:table-cell table:formula="of:=[.B71]/(2*PI()*[$Descripción.B$10])" office:value-type="float" office:value="1.36" calcext:value-type="float">
            <text:p>1,36</text:p>
          </table:table-cell>
          <table:table-cell table:formula="of:=POWER(IMABS(IMSQRT(1-POWER([.C71];2)));-1)*SQRT([$'Cálculo L y C'.B$9]/[$'Cálculo L y C'.B$8])" office:value-type="float" office:value="650.944554904119" calcext:value-type="float">
            <text:p>650,94</text:p>
          </table:table-cell>
          <table:table-cell table:formula="of:=POWER(IMABS(IMSQRT(1-POWER([.C71];2)));-1)*SQRT([$'Cálculo L y C'.B$18]/[$'Cálculo L y C'.B$17])" office:value-type="float" office:value="13018.8910980824" calcext:value-type="float">
            <text:p>13018,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*PI()*[.A72]" office:value-type="float" office:value="433.539786195392" calcext:value-type="float">
            <text:p>433,54</text:p>
          </table:table-cell>
          <table:table-cell table:formula="of:=[.B72]/(2*PI()*[$Descripción.B$10])" office:value-type="float" office:value="1.38" calcext:value-type="float">
            <text:p>1,38</text:p>
          </table:table-cell>
          <table:table-cell table:formula="of:=POWER(IMABS(IMSQRT(1-POWER([.C72];2)));-1)*SQRT([$'Cálculo L y C'.B$9]/[$'Cálculo L y C'.B$8])" office:value-type="float" office:value="630.915175301302" calcext:value-type="float">
            <text:p>630,92</text:p>
          </table:table-cell>
          <table:table-cell table:formula="of:=POWER(IMABS(IMSQRT(1-POWER([.C72];2)));-1)*SQRT([$'Cálculo L y C'.B$18]/[$'Cálculo L y C'.B$17])" office:value-type="float" office:value="12618.303506026" calcext:value-type="float">
            <text:p>12618,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*PI()*[.A73]" office:value-type="float" office:value="439.822971502571" calcext:value-type="float">
            <text:p>439,82</text:p>
          </table:table-cell>
          <table:table-cell table:formula="of:=[.B73]/(2*PI()*[$Descripción.B$10])" office:value-type="float" office:value="1.4" calcext:value-type="float">
            <text:p>1,4</text:p>
          </table:table-cell>
          <table:table-cell table:formula="of:=POWER(IMABS(IMSQRT(1-POWER([.C73];2)));-1)*SQRT([$'Cálculo L y C'.B$9]/[$'Cálculo L y C'.B$8])" office:value-type="float" office:value="612.372435695795" calcext:value-type="float">
            <text:p>612,37</text:p>
          </table:table-cell>
          <table:table-cell table:formula="of:=POWER(IMABS(IMSQRT(1-POWER([.C73];2)));-1)*SQRT([$'Cálculo L y C'.B$18]/[$'Cálculo L y C'.B$17])" office:value-type="float" office:value="12247.4487139159" calcext:value-type="float">
            <text:p>12247,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*PI()*[.A74]" office:value-type="float" office:value="446.106156809751" calcext:value-type="float">
            <text:p>446,11</text:p>
          </table:table-cell>
          <table:table-cell table:formula="of:=[.B74]/(2*PI()*[$Descripción.B$10])" office:value-type="float" office:value="1.42" calcext:value-type="float">
            <text:p>1,42</text:p>
          </table:table-cell>
          <table:table-cell table:formula="of:=POWER(IMABS(IMSQRT(1-POWER([.C74];2)));-1)*SQRT([$'Cálculo L y C'.B$9]/[$'Cálculo L y C'.B$8])" office:value-type="float" office:value="595.139700643618" calcext:value-type="float">
            <text:p>595,14</text:p>
          </table:table-cell>
          <table:table-cell table:formula="of:=POWER(IMABS(IMSQRT(1-POWER([.C74];2)));-1)*SQRT([$'Cálculo L y C'.B$18]/[$'Cálculo L y C'.B$17])" office:value-type="float" office:value="11902.7940128724" calcext:value-type="float">
            <text:p>11902,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*PI()*[.A75]" office:value-type="float" office:value="452.38934211693" calcext:value-type="float">
            <text:p>452,39</text:p>
          </table:table-cell>
          <table:table-cell table:formula="of:=[.B75]/(2*PI()*[$Descripción.B$10])" office:value-type="float" office:value="1.44" calcext:value-type="float">
            <text:p>1,44</text:p>
          </table:table-cell>
          <table:table-cell table:formula="of:=POWER(IMABS(IMSQRT(1-POWER([.C75];2)));-1)*SQRT([$'Cálculo L y C'.B$9]/[$'Cálculo L y C'.B$8])" office:value-type="float" office:value="579.068577361637" calcext:value-type="float">
            <text:p>579,07</text:p>
          </table:table-cell>
          <table:table-cell table:formula="of:=POWER(IMABS(IMSQRT(1-POWER([.C75];2)));-1)*SQRT([$'Cálculo L y C'.B$18]/[$'Cálculo L y C'.B$17])" office:value-type="float" office:value="11581.3715472327" calcext:value-type="float">
            <text:p>11581,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*PI()*[.A76]" office:value-type="float" office:value="458.67252742411" calcext:value-type="float">
            <text:p>458,67</text:p>
          </table:table-cell>
          <table:table-cell table:formula="of:=[.B76]/(2*PI()*[$Descripción.B$10])" office:value-type="float" office:value="1.46" calcext:value-type="float">
            <text:p>1,46</text:p>
          </table:table-cell>
          <table:table-cell table:formula="of:=POWER(IMABS(IMSQRT(1-POWER([.C76];2)));-1)*SQRT([$'Cálculo L y C'.B$9]/[$'Cálculo L y C'.B$8])" office:value-type="float" office:value="564.033346637207" calcext:value-type="float">
            <text:p>564,03</text:p>
          </table:table-cell>
          <table:table-cell table:formula="of:=POWER(IMABS(IMSQRT(1-POWER([.C76];2)));-1)*SQRT([$'Cálculo L y C'.B$18]/[$'Cálculo L y C'.B$17])" office:value-type="float" office:value="11280.6669327441" calcext:value-type="float">
            <text:p>11280,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*PI()*[.A77]" office:value-type="float" office:value="464.955712731289" calcext:value-type="float">
            <text:p>464,96</text:p>
          </table:table-cell>
          <table:table-cell table:formula="of:=[.B77]/(2*PI()*[$Descripción.B$10])" office:value-type="float" office:value="1.48" calcext:value-type="float">
            <text:p>1,48</text:p>
          </table:table-cell>
          <table:table-cell table:formula="of:=POWER(IMABS(IMSQRT(1-POWER([.C77];2)));-1)*SQRT([$'Cálculo L y C'.B$9]/[$'Cálculo L y C'.B$8])" office:value-type="float" office:value="549.926681330074" calcext:value-type="float">
            <text:p>549,93</text:p>
          </table:table-cell>
          <table:table-cell table:formula="of:=POWER(IMABS(IMSQRT(1-POWER([.C77];2)));-1)*SQRT([$'Cálculo L y C'.B$18]/[$'Cálculo L y C'.B$17])" office:value-type="float" office:value="10998.5336266015" calcext:value-type="float">
            <text:p>10998,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*PI()*[.A78]" office:value-type="float" office:value="471.238898038469" calcext:value-type="float">
            <text:p>471,24</text:p>
          </table:table-cell>
          <table:table-cell table:formula="of:=[.B78]/(2*PI()*[$Descripción.B$10])" office:value-type="float" office:value="1.5" calcext:value-type="float">
            <text:p>1,5</text:p>
          </table:table-cell>
          <table:table-cell table:formula="of:=POWER(IMABS(IMSQRT(1-POWER([.C78];2)));-1)*SQRT([$'Cálculo L y C'.B$9]/[$'Cálculo L y C'.B$8])" office:value-type="float" office:value="536.656314599952" calcext:value-type="float">
            <text:p>536,66</text:p>
          </table:table-cell>
          <table:table-cell table:formula="of:=POWER(IMABS(IMSQRT(1-POWER([.C78];2)));-1)*SQRT([$'Cálculo L y C'.B$18]/[$'Cálculo L y C'.B$17])" office:value-type="float" office:value="10733.126291999" calcext:value-type="float">
            <text:p>10733,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*PI()*[.A79]" office:value-type="float" office:value="477.522083345649" calcext:value-type="float">
            <text:p>477,52</text:p>
          </table:table-cell>
          <table:table-cell table:formula="of:=[.B79]/(2*PI()*[$Descripción.B$10])" office:value-type="float" office:value="1.52" calcext:value-type="float">
            <text:p>1,52</text:p>
          </table:table-cell>
          <table:table-cell table:formula="of:=POWER(IMABS(IMSQRT(1-POWER([.C79];2)));-1)*SQRT([$'Cálculo L y C'.B$9]/[$'Cálculo L y C'.B$8])" office:value-type="float" office:value="524.142418360961" calcext:value-type="float">
            <text:p>524,14</text:p>
          </table:table-cell>
          <table:table-cell table:formula="of:=POWER(IMABS(IMSQRT(1-POWER([.C79];2)));-1)*SQRT([$'Cálculo L y C'.B$18]/[$'Cálculo L y C'.B$17])" office:value-type="float" office:value="10482.8483672192" calcext:value-type="float">
            <text:p>10482,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*PI()*[.A80]" office:value-type="float" office:value="483.805268652828" calcext:value-type="float">
            <text:p>483,81</text:p>
          </table:table-cell>
          <table:table-cell table:formula="of:=[.B80]/(2*PI()*[$Descripción.B$10])" office:value-type="float" office:value="1.54" calcext:value-type="float">
            <text:p>1,54</text:p>
          </table:table-cell>
          <table:table-cell table:formula="of:=POWER(IMABS(IMSQRT(1-POWER([.C80];2)));-1)*SQRT([$'Cálculo L y C'.B$9]/[$'Cálculo L y C'.B$8])" office:value-type="float" office:value="512.315519578559" calcext:value-type="float">
            <text:p>512,32</text:p>
          </table:table-cell>
          <table:table-cell table:formula="of:=POWER(IMABS(IMSQRT(1-POWER([.C80];2)));-1)*SQRT([$'Cálculo L y C'.B$18]/[$'Cálculo L y C'.B$17])" office:value-type="float" office:value="10246.3103915712" calcext:value-type="float">
            <text:p>10246,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*PI()*[.A81]" office:value-type="float" office:value="490.088453960008" calcext:value-type="float">
            <text:p>490,09</text:p>
          </table:table-cell>
          <table:table-cell table:formula="of:=[.B81]/(2*PI()*[$Descripción.B$10])" office:value-type="float" office:value="1.56" calcext:value-type="float">
            <text:p>1,56</text:p>
          </table:table-cell>
          <table:table-cell table:formula="of:=POWER(IMABS(IMSQRT(1-POWER([.C81];2)));-1)*SQRT([$'Cálculo L y C'.B$9]/[$'Cálculo L y C'.B$8])" office:value-type="float" office:value="501.114828585796" calcext:value-type="float">
            <text:p>501,11</text:p>
          </table:table-cell>
          <table:table-cell table:formula="of:=POWER(IMABS(IMSQRT(1-POWER([.C81];2)));-1)*SQRT([$'Cálculo L y C'.B$18]/[$'Cálculo L y C'.B$17])" office:value-type="float" office:value="10022.2965717159" calcext:value-type="float">
            <text:p>10022,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*PI()*[.A82]" office:value-type="float" office:value="496.371639267187" calcext:value-type="float">
            <text:p>496,37</text:p>
          </table:table-cell>
          <table:table-cell table:formula="of:=[.B82]/(2*PI()*[$Descripción.B$10])" office:value-type="float" office:value="1.58" calcext:value-type="float">
            <text:p>1,58</text:p>
          </table:table-cell>
          <table:table-cell table:formula="of:=POWER(IMABS(IMSQRT(1-POWER([.C82];2)));-1)*SQRT([$'Cálculo L y C'.B$9]/[$'Cálculo L y C'.B$8])" office:value-type="float" office:value="490.486886395287" calcext:value-type="float">
            <text:p>490,49</text:p>
          </table:table-cell>
          <table:table-cell table:formula="of:=POWER(IMABS(IMSQRT(1-POWER([.C82];2)));-1)*SQRT([$'Cálculo L y C'.B$18]/[$'Cálculo L y C'.B$17])" office:value-type="float" office:value="9809.73772790573" calcext:value-type="float">
            <text:p>9809,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*PI()*[.A83]" office:value-type="float" office:value="502.654824574367" calcext:value-type="float">
            <text:p>502,65</text:p>
          </table:table-cell>
          <table:table-cell table:formula="of:=[.B83]/(2*PI()*[$Descripción.B$10])" office:value-type="float" office:value="1.6" calcext:value-type="float">
            <text:p>1,6</text:p>
          </table:table-cell>
          <table:table-cell table:formula="of:=POWER(IMABS(IMSQRT(1-POWER([.C83];2)));-1)*SQRT([$'Cálculo L y C'.B$9]/[$'Cálculo L y C'.B$8])" office:value-type="float" office:value="480.384461415261" calcext:value-type="float">
            <text:p>480,38</text:p>
          </table:table-cell>
          <table:table-cell table:formula="of:=POWER(IMABS(IMSQRT(1-POWER([.C83];2)));-1)*SQRT([$'Cálculo L y C'.B$18]/[$'Cálculo L y C'.B$17])" office:value-type="float" office:value="9607.68922830523" calcext:value-type="float">
            <text:p>9607,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*PI()*[.A84]" office:value-type="float" office:value="508.938009881546" calcext:value-type="float">
            <text:p>508,94</text:p>
          </table:table-cell>
          <table:table-cell table:formula="of:=[.B84]/(2*PI()*[$Descripción.B$10])" office:value-type="float" office:value="1.62" calcext:value-type="float">
            <text:p>1,62</text:p>
          </table:table-cell>
          <table:table-cell table:formula="of:=POWER(IMABS(IMSQRT(1-POWER([.C84];2)));-1)*SQRT([$'Cálculo L y C'.B$9]/[$'Cálculo L y C'.B$8])" office:value-type="float" office:value="470.765642935875" calcext:value-type="float">
            <text:p>470,77</text:p>
          </table:table-cell>
          <table:table-cell table:formula="of:=POWER(IMABS(IMSQRT(1-POWER([.C84];2)));-1)*SQRT([$'Cálculo L y C'.B$18]/[$'Cálculo L y C'.B$17])" office:value-type="float" office:value="9415.31285871749" calcext:value-type="float">
            <text:p>9415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*PI()*[.A85]" office:value-type="float" office:value="515.221195188726" calcext:value-type="float">
            <text:p>515,22</text:p>
          </table:table-cell>
          <table:table-cell table:formula="of:=[.B85]/(2*PI()*[$Descripción.B$10])" office:value-type="float" office:value="1.64" calcext:value-type="float">
            <text:p>1,64</text:p>
          </table:table-cell>
          <table:table-cell table:formula="of:=POWER(IMABS(IMSQRT(1-POWER([.C85];2)));-1)*SQRT([$'Cálculo L y C'.B$9]/[$'Cálculo L y C'.B$8])" office:value-type="float" office:value="461.593091172499" calcext:value-type="float">
            <text:p>461,59</text:p>
          </table:table-cell>
          <table:table-cell table:formula="of:=POWER(IMABS(IMSQRT(1-POWER([.C85];2)));-1)*SQRT([$'Cálculo L y C'.B$18]/[$'Cálculo L y C'.B$17])" office:value-type="float" office:value="9231.86182344998" calcext:value-type="float">
            <text:p>9231,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*PI()*[.A86]" office:value-type="float" office:value="521.504380495906" calcext:value-type="float">
            <text:p>521,50</text:p>
          </table:table-cell>
          <table:table-cell table:formula="of:=[.B86]/(2*PI()*[$Descripción.B$10])" office:value-type="float" office:value="1.66" calcext:value-type="float">
            <text:p>1,66</text:p>
          </table:table-cell>
          <table:table-cell table:formula="of:=POWER(IMABS(IMSQRT(1-POWER([.C86];2)));-1)*SQRT([$'Cálculo L y C'.B$9]/[$'Cálculo L y C'.B$8])" office:value-type="float" office:value="452.833412851726" calcext:value-type="float">
            <text:p>452,83</text:p>
          </table:table-cell>
          <table:table-cell table:formula="of:=POWER(IMABS(IMSQRT(1-POWER([.C86];2)));-1)*SQRT([$'Cálculo L y C'.B$18]/[$'Cálculo L y C'.B$17])" office:value-type="float" office:value="9056.66825703453" calcext:value-type="float">
            <text:p>9056,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*PI()*[.A87]" office:value-type="float" office:value="527.787565803085" calcext:value-type="float">
            <text:p>527,79</text:p>
          </table:table-cell>
          <table:table-cell table:formula="of:=[.B87]/(2*PI()*[$Descripción.B$10])" office:value-type="float" office:value="1.68" calcext:value-type="float">
            <text:p>1,68</text:p>
          </table:table-cell>
          <table:table-cell table:formula="of:=POWER(IMABS(IMSQRT(1-POWER([.C87];2)));-1)*SQRT([$'Cálculo L y C'.B$9]/[$'Cálculo L y C'.B$8])" office:value-type="float" office:value="444.456638209469" calcext:value-type="float">
            <text:p>444,46</text:p>
          </table:table-cell>
          <table:table-cell table:formula="of:=POWER(IMABS(IMSQRT(1-POWER([.C87];2)));-1)*SQRT([$'Cálculo L y C'.B$18]/[$'Cálculo L y C'.B$17])" office:value-type="float" office:value="8889.13276418937" calcext:value-type="float">
            <text:p>8889,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*PI()*[.A88]" office:value-type="float" office:value="534.070751110265" calcext:value-type="float">
            <text:p>534,07</text:p>
          </table:table-cell>
          <table:table-cell table:formula="of:=[.B88]/(2*PI()*[$Descripción.B$10])" office:value-type="float" office:value="1.7" calcext:value-type="float">
            <text:p>1,7</text:p>
          </table:table-cell>
          <table:table-cell table:formula="of:=POWER(IMABS(IMSQRT(1-POWER([.C88];2)));-1)*SQRT([$'Cálculo L y C'.B$9]/[$'Cálculo L y C'.B$8])" office:value-type="float" office:value="436.435780471985" calcext:value-type="float">
            <text:p>436,44</text:p>
          </table:table-cell>
          <table:table-cell table:formula="of:=POWER(IMABS(IMSQRT(1-POWER([.C88];2)));-1)*SQRT([$'Cálculo L y C'.B$18]/[$'Cálculo L y C'.B$17])" office:value-type="float" office:value="8728.71560943971" calcext:value-type="float">
            <text:p>8728,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*PI()*[.A89]" office:value-type="float" office:value="540.353936417444" calcext:value-type="float">
            <text:p>540,35</text:p>
          </table:table-cell>
          <table:table-cell table:formula="of:=[.B89]/(2*PI()*[$Descripción.B$10])" office:value-type="float" office:value="1.72" calcext:value-type="float">
            <text:p>1,72</text:p>
          </table:table-cell>
          <table:table-cell table:formula="of:=POWER(IMABS(IMSQRT(1-POWER([.C89];2)));-1)*SQRT([$'Cálculo L y C'.B$9]/[$'Cálculo L y C'.B$8])" office:value-type="float" office:value="428.746462856273" calcext:value-type="float">
            <text:p>428,75</text:p>
          </table:table-cell>
          <table:table-cell table:formula="of:=POWER(IMABS(IMSQRT(1-POWER([.C89];2)));-1)*SQRT([$'Cálculo L y C'.B$18]/[$'Cálculo L y C'.B$17])" office:value-type="float" office:value="8574.92925712546" calcext:value-type="float">
            <text:p>8574,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*PI()*[.A90]" office:value-type="float" office:value="546.637121724624" calcext:value-type="float">
            <text:p>546,64</text:p>
          </table:table-cell>
          <table:table-cell table:formula="of:=[.B90]/(2*PI()*[$Descripción.B$10])" office:value-type="float" office:value="1.74" calcext:value-type="float">
            <text:p>1,74</text:p>
          </table:table-cell>
          <table:table-cell table:formula="of:=POWER(IMABS(IMSQRT(1-POWER([.C90];2)));-1)*SQRT([$'Cálculo L y C'.B$9]/[$'Cálculo L y C'.B$8])" office:value-type="float" office:value="421.366601175636" calcext:value-type="float">
            <text:p>421,37</text:p>
          </table:table-cell>
          <table:table-cell table:formula="of:=POWER(IMABS(IMSQRT(1-POWER([.C90];2)));-1)*SQRT([$'Cálculo L y C'.B$18]/[$'Cálculo L y C'.B$17])" office:value-type="float" office:value="8427.33202351273" calcext:value-type="float">
            <text:p>8427,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*PI()*[.A91]" office:value-type="float" office:value="552.920307031804" calcext:value-type="float">
            <text:p>552,92</text:p>
          </table:table-cell>
          <table:table-cell table:formula="of:=[.B91]/(2*PI()*[$Descripción.B$10])" office:value-type="float" office:value="1.76" calcext:value-type="float">
            <text:p>1,76</text:p>
          </table:table-cell>
          <table:table-cell table:formula="of:=POWER(IMABS(IMSQRT(1-POWER([.C91];2)));-1)*SQRT([$'Cálculo L y C'.B$9]/[$'Cálculo L y C'.B$8])" office:value-type="float" office:value="414.276132499582" calcext:value-type="float">
            <text:p>414,28</text:p>
          </table:table-cell>
          <table:table-cell table:formula="of:=POWER(IMABS(IMSQRT(1-POWER([.C91];2)));-1)*SQRT([$'Cálculo L y C'.B$18]/[$'Cálculo L y C'.B$17])" office:value-type="float" office:value="8285.52264999164" calcext:value-type="float">
            <text:p>8285,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*PI()*[.A92]" office:value-type="float" office:value="559.203492338983" calcext:value-type="float">
            <text:p>559,20</text:p>
          </table:table-cell>
          <table:table-cell table:formula="of:=[.B92]/(2*PI()*[$Descripción.B$10])" office:value-type="float" office:value="1.78" calcext:value-type="float">
            <text:p>1,78</text:p>
          </table:table-cell>
          <table:table-cell table:formula="of:=POWER(IMABS(IMSQRT(1-POWER([.C92];2)));-1)*SQRT([$'Cálculo L y C'.B$9]/[$'Cálculo L y C'.B$8])" office:value-type="float" office:value="407.456782162699" calcext:value-type="float">
            <text:p>407,46</text:p>
          </table:table-cell>
          <table:table-cell table:formula="of:=POWER(IMABS(IMSQRT(1-POWER([.C92];2)));-1)*SQRT([$'Cálculo L y C'.B$18]/[$'Cálculo L y C'.B$17])" office:value-type="float" office:value="8149.13564325398" calcext:value-type="float">
            <text:p>8149,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*PI()*[.A93]" office:value-type="float" office:value="565.486677646163" calcext:value-type="float">
            <text:p>565,49</text:p>
          </table:table-cell>
          <table:table-cell table:formula="of:=[.B93]/(2*PI()*[$Descripción.B$10])" office:value-type="float" office:value="1.8" calcext:value-type="float">
            <text:p>1,8</text:p>
          </table:table-cell>
          <table:table-cell table:formula="of:=POWER(IMABS(IMSQRT(1-POWER([.C93];2)));-1)*SQRT([$'Cálculo L y C'.B$9]/[$'Cálculo L y C'.B$8])" office:value-type="float" office:value="400.891862868636" calcext:value-type="float">
            <text:p>400,89</text:p>
          </table:table-cell>
          <table:table-cell table:formula="of:=POWER(IMABS(IMSQRT(1-POWER([.C93];2)));-1)*SQRT([$'Cálculo L y C'.B$18]/[$'Cálculo L y C'.B$17])" office:value-type="float" office:value="8017.83725737271" calcext:value-type="float">
            <text:p>8017,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*PI()*[.A94]" office:value-type="float" office:value="571.769862953342" calcext:value-type="float">
            <text:p>571,77</text:p>
          </table:table-cell>
          <table:table-cell table:formula="of:=[.B94]/(2*PI()*[$Descripción.B$10])" office:value-type="float" office:value="1.82" calcext:value-type="float">
            <text:p>1,82</text:p>
          </table:table-cell>
          <table:table-cell table:formula="of:=POWER(IMABS(IMSQRT(1-POWER([.C94];2)));-1)*SQRT([$'Cálculo L y C'.B$9]/[$'Cálculo L y C'.B$8])" office:value-type="float" office:value="394.566100784024" calcext:value-type="float">
            <text:p>394,57</text:p>
          </table:table-cell>
          <table:table-cell table:formula="of:=POWER(IMABS(IMSQRT(1-POWER([.C94];2)));-1)*SQRT([$'Cálculo L y C'.B$18]/[$'Cálculo L y C'.B$17])" office:value-type="float" office:value="7891.32201568048" calcext:value-type="float">
            <text:p>7891,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*PI()*[.A95]" office:value-type="float" office:value="578.053048260522" calcext:value-type="float">
            <text:p>578,05</text:p>
          </table:table-cell>
          <table:table-cell table:formula="of:=[.B95]/(2*PI()*[$Descripción.B$10])" office:value-type="float" office:value="1.84" calcext:value-type="float">
            <text:p>1,84</text:p>
          </table:table-cell>
          <table:table-cell table:formula="of:=POWER(IMABS(IMSQRT(1-POWER([.C95];2)));-1)*SQRT([$'Cálculo L y C'.B$9]/[$'Cálculo L y C'.B$8])" office:value-type="float" office:value="388.465484432752" calcext:value-type="float">
            <text:p>388,47</text:p>
          </table:table-cell>
          <table:table-cell table:formula="of:=POWER(IMABS(IMSQRT(1-POWER([.C95];2)));-1)*SQRT([$'Cálculo L y C'.B$18]/[$'Cálculo L y C'.B$17])" office:value-type="float" office:value="7769.30968865504" calcext:value-type="float">
            <text:p>7769,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*PI()*[.A96]" office:value-type="float" office:value="584.336233567702" calcext:value-type="float">
            <text:p>584,34</text:p>
          </table:table-cell>
          <table:table-cell table:formula="of:=[.B96]/(2*PI()*[$Descripción.B$10])" office:value-type="float" office:value="1.86" calcext:value-type="float">
            <text:p>1,86</text:p>
          </table:table-cell>
          <table:table-cell table:formula="of:=POWER(IMABS(IMSQRT(1-POWER([.C96];2)));-1)*SQRT([$'Cálculo L y C'.B$9]/[$'Cálculo L y C'.B$8])" office:value-type="float" office:value="382.577132934434" calcext:value-type="float">
            <text:p>382,58</text:p>
          </table:table-cell>
          <table:table-cell table:formula="of:=POWER(IMABS(IMSQRT(1-POWER([.C96];2)));-1)*SQRT([$'Cálculo L y C'.B$18]/[$'Cálculo L y C'.B$17])" office:value-type="float" office:value="7651.54265868869" calcext:value-type="float">
            <text:p>7651,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*PI()*[.A97]" office:value-type="float" office:value="590.619418874881" calcext:value-type="float">
            <text:p>590,62</text:p>
          </table:table-cell>
          <table:table-cell table:formula="of:=[.B97]/(2*PI()*[$Descripción.B$10])" office:value-type="float" office:value="1.88" calcext:value-type="float">
            <text:p>1,88</text:p>
          </table:table-cell>
          <table:table-cell table:formula="of:=POWER(IMABS(IMSQRT(1-POWER([.C97];2)));-1)*SQRT([$'Cálculo L y C'.B$9]/[$'Cálculo L y C'.B$8])" office:value-type="float" office:value="376.889180722205" calcext:value-type="float">
            <text:p>376,89</text:p>
          </table:table-cell>
          <table:table-cell table:formula="of:=POWER(IMABS(IMSQRT(1-POWER([.C97];2)));-1)*SQRT([$'Cálculo L y C'.B$18]/[$'Cálculo L y C'.B$17])" office:value-type="float" office:value="7537.7836144441" calcext:value-type="float">
            <text:p>7537,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*PI()*[.A98]" office:value-type="float" office:value="596.902604182061" calcext:value-type="float">
            <text:p>596,90</text:p>
          </table:table-cell>
          <table:table-cell table:formula="of:=[.B98]/(2*PI()*[$Descripción.B$10])" office:value-type="float" office:value="1.9" calcext:value-type="float">
            <text:p>1,9</text:p>
          </table:table-cell>
          <table:table-cell table:formula="of:=POWER(IMABS(IMSQRT(1-POWER([.C98];2)));-1)*SQRT([$'Cálculo L y C'.B$9]/[$'Cálculo L y C'.B$8])" office:value-type="float" office:value="371.390676354104" calcext:value-type="float">
            <text:p>371,39</text:p>
          </table:table-cell>
          <table:table-cell table:formula="of:=POWER(IMABS(IMSQRT(1-POWER([.C98];2)));-1)*SQRT([$'Cálculo L y C'.B$18]/[$'Cálculo L y C'.B$17])" office:value-type="float" office:value="7427.81352708208" calcext:value-type="float">
            <text:p>7427,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*PI()*[.A99]" office:value-type="float" office:value="603.18578948924" calcext:value-type="float">
            <text:p>603,19</text:p>
          </table:table-cell>
          <table:table-cell table:formula="of:=[.B99]/(2*PI()*[$Descripción.B$10])" office:value-type="float" office:value="1.92" calcext:value-type="float">
            <text:p>1,92</text:p>
          </table:table-cell>
          <table:table-cell table:formula="of:=POWER(IMABS(IMSQRT(1-POWER([.C99];2)));-1)*SQRT([$'Cálculo L y C'.B$9]/[$'Cálculo L y C'.B$8])" office:value-type="float" office:value="366.071493422535" calcext:value-type="float">
            <text:p>366,07</text:p>
          </table:table-cell>
          <table:table-cell table:formula="of:=POWER(IMABS(IMSQRT(1-POWER([.C99];2)));-1)*SQRT([$'Cálculo L y C'.B$18]/[$'Cálculo L y C'.B$17])" office:value-type="float" office:value="7321.4298684507" calcext:value-type="float">
            <text:p>7321,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*PI()*[.A100]" office:value-type="float" office:value="609.46897479642" calcext:value-type="float">
            <text:p>609,47</text:p>
          </table:table-cell>
          <table:table-cell table:formula="of:=[.B100]/(2*PI()*[$Descripción.B$10])" office:value-type="float" office:value="1.94" calcext:value-type="float">
            <text:p>1,94</text:p>
          </table:table-cell>
          <table:table-cell table:formula="of:=POWER(IMABS(IMSQRT(1-POWER([.C100];2)));-1)*SQRT([$'Cálculo L y C'.B$9]/[$'Cálculo L y C'.B$8])" office:value-type="float" office:value="360.922251885651" calcext:value-type="float">
            <text:p>360,92</text:p>
          </table:table-cell>
          <table:table-cell table:formula="of:=POWER(IMABS(IMSQRT(1-POWER([.C100];2)));-1)*SQRT([$'Cálculo L y C'.B$18]/[$'Cálculo L y C'.B$17])" office:value-type="float" office:value="7218.44503771301" calcext:value-type="float">
            <text:p>7218,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*PI()*[.A101]" office:value-type="float" office:value="615.752160103599" calcext:value-type="float">
            <text:p>615,75</text:p>
          </table:table-cell>
          <table:table-cell table:formula="of:=[.B101]/(2*PI()*[$Descripción.B$10])" office:value-type="float" office:value="1.96" calcext:value-type="float">
            <text:p>1,96</text:p>
          </table:table-cell>
          <table:table-cell table:formula="of:=POWER(IMABS(IMSQRT(1-POWER([.C101];2)));-1)*SQRT([$'Cálculo L y C'.B$9]/[$'Cálculo L y C'.B$8])" office:value-type="float" office:value="355.934248407187" calcext:value-type="float">
            <text:p>355,93</text:p>
          </table:table-cell>
          <table:table-cell table:formula="of:=POWER(IMABS(IMSQRT(1-POWER([.C101];2)));-1)*SQRT([$'Cálculo L y C'.B$18]/[$'Cálculo L y C'.B$17])" office:value-type="float" office:value="7118.68496814373" calcext:value-type="float">
            <text:p>7118,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*PI()*[.A102]" office:value-type="float" office:value="622.035345410779" calcext:value-type="float">
            <text:p>622,04</text:p>
          </table:table-cell>
          <table:table-cell table:formula="of:=[.B102]/(2*PI()*[$Descripción.B$10])" office:value-type="float" office:value="1.98" calcext:value-type="float">
            <text:p>1,98</text:p>
          </table:table-cell>
          <table:table-cell table:formula="of:=POWER(IMABS(IMSQRT(1-POWER([.C102];2)));-1)*SQRT([$'Cálculo L y C'.B$9]/[$'Cálculo L y C'.B$8])" office:value-type="float" office:value="351.09939450816" calcext:value-type="float">
            <text:p>351,10</text:p>
          </table:table-cell>
          <table:table-cell table:formula="of:=POWER(IMABS(IMSQRT(1-POWER([.C102];2)));-1)*SQRT([$'Cálculo L y C'.B$18]/[$'Cálculo L y C'.B$17])" office:value-type="float" office:value="7021.9878901632" calcext:value-type="float">
            <text:p>7021,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103]" office:value-type="float" office:value="628.318530717959" calcext:value-type="float">
            <text:p>628,32</text:p>
          </table:table-cell>
          <table:table-cell table:formula="of:=[.B103]/(2*PI()*[$Descripción.B$10])" office:value-type="float" office:value="2" calcext:value-type="float">
            <text:p>2</text:p>
          </table:table-cell>
          <table:table-cell table:formula="of:=POWER(IMABS(IMSQRT(1-POWER([.C103];2)));-1)*SQRT([$'Cálculo L y C'.B$9]/[$'Cálculo L y C'.B$8])" office:value-type="float" office:value="346.410161513775" calcext:value-type="float">
            <text:p>346,41</text:p>
          </table:table-cell>
          <table:table-cell table:formula="of:=POWER(IMABS(IMSQRT(1-POWER([.C103];2)));-1)*SQRT([$'Cálculo L y C'.B$18]/[$'Cálculo L y C'.B$17])" office:value-type="float" office:value="6928.2032302755" calcext:value-type="float">
            <text:p>6928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08:42:06.3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7:21:51.994330159</meta:creation-date>
    <dc:date>2020-05-21T09:33:16.048000000</dc:date>
    <meta:editing-duration>PT15M57S</meta:editing-duration>
    <meta:editing-cycles>3</meta:editing-cycles>
    <meta:generator>LibreOffice/5.4.4.2$Windows_X86_64 LibreOffice_project/2524958677847fb3bb44820e40380acbe820f960</meta:generator>
    <meta:document-statistic meta:table-count="3" meta:cell-count="5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828cm" svg:y="0.316cm" chart:style-name="ch2">
          <text:p>Módulo de impedancia respecto de 50 Hz</text:p>
        </chart:title>
        <chart:legend chart:legend-position="end" svg:x="11.638cm" svg:y="4.204cm" style:legend-expansion="high" chart:style-name="ch3"/>
        <chart:plot-area chart:style-name="ch4" table:cell-range-address="'Curvas de valores'.C3:'Curvas de valores'.D103" chart:data-source-has-labels="row" svg:x="1.33cm" svg:y="1.275cm" svg:width="9.989cm" svg:height="6.57cm">
          <chartooo:coordinate-region svg:x="2.798cm" svg:y="1.474cm" svg:width="8.281cm" svg:height="5.724cm"/>
          <chart:axis chart:dimension="x" chart:name="primary-x" chart:style-name="ch5">
            <chart:title svg:x="4.071cm" svg:y="8.025cm" chart:style-name="ch6">
              <text:p>Pulsación relativa (w/w@50Hz</text:p>
            </chart:title>
          </chart:axis>
          <chart:axis chart:dimension="y" chart:name="primary-y" chart:style-name="ch7">
            <chart:title svg:x="0.451cm" svg:y="6.125cm" chart:style-name="ch8">
              <text:p>Impedancia absoluta</text:p>
            </chart:title>
            <chart:grid chart:style-name="ch9" chart:class="major"/>
          </chart:axis>
          <chart:series chart:style-name="ch10" chart:values-cell-range-address="'Curvas de valores'.D4:'Curvas de valores'.D103" chart:label-cell-address="'Curvas de valores'.D3:'Curvas de valores'.D3" chart:class="chart:scatter">
            <chart:domain table:cell-range-address="'Curvas de valores'.C4:'Curvas de valores'.C103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Impedancia mínima</text:p>
                <draw:g>
                  <svg:desc>'Curvas de valores'.D3:'Curvas de valores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'Curvas de valores'.C4:'Curvas de valores'.C103</svg:desc>
                </draw:g>
              </table:table-cell>
              <table:table-cell office:value-type="float" office:value="600.120036012004">
                <text:p>600.120036012004</text:p>
                <draw:g>
                  <svg:desc>'Curvas de valores'.D4:'Curvas de valores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0000000000001">
                <text:p>0.0400000000000001</text:p>
              </table:table-cell>
              <table:table-cell office:value-type="float" office:value="600.480576769077">
                <text:p>600.480576769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601.082924775646">
                <text:p>601.08292477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9999999999999">
                <text:p>0.0799999999999999</text:p>
              </table:table-cell>
              <table:table-cell office:value-type="float" office:value="601.929265428846">
                <text:p>601.929265428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9999999999999">
                <text:p>0.0999999999999999</text:p>
              </table:table-cell>
              <table:table-cell office:value-type="float" office:value="603.022689155527">
                <text:p>603.022689155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604.367223019036">
                <text:p>604.367223019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605.967872435083">
                <text:p>605.967872435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607.830673854831">
                <text:p>607.830673854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609.962759521684">
                <text:p>609.96275952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612.372435695795">
                <text:p>612.372435695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615.069276078547">
                <text:p>615.069276078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618.064232572747">
                <text:p>618.064232572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621.3697660012">
                <text:p>621.369766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628.970902033151">
                <text:p>628.970902033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9999999999999">
                <text:p>0.319999999999999</text:p>
              </table:table-cell>
              <table:table-cell office:value-type="float" office:value="633.300496381124">
                <text:p>633.300496381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638.00911508867">
                <text:p>638.00911508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643.119694284409">
                <text:p>643.119694284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648.658125096616">
                <text:p>648.658125096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654.653670707978">
                <text:p>654.653670707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9999999999999">
                <text:p>0.419999999999999</text:p>
              </table:table-cell>
              <table:table-cell office:value-type="float" office:value="661.139464081889">
                <text:p>661.139464081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">
                <text:p>0.44</text:p>
              </table:table-cell>
              <table:table-cell office:value-type="float" office:value="668.153104781061">
                <text:p>668.153104781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9999999999998">
                <text:p>0.459999999999998</text:p>
              </table:table-cell>
              <table:table-cell office:value-type="float" office:value="675.737378399485">
                <text:p>675.737378399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683.94112888133">
                <text:p>683.94112888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692.820323027551">
                <text:p>692.820323027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9999999999999">
                <text:p>0.519999999999999</text:p>
              </table:table-cell>
              <table:table-cell office:value-type="float" office:value="702.43935868627">
                <text:p>702.43935868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712.872684782637">
                <text:p>712.872684782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59999999999999">
                <text:p>0.559999999999999</text:p>
              </table:table-cell>
              <table:table-cell office:value-type="float" office:value="724.206824377901">
                <text:p>724.206824377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">
                <text:p>0.58</text:p>
              </table:table-cell>
              <table:table-cell office:value-type="float" office:value="736.542924210355">
                <text:p>736.542924210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750.000000000001">
                <text:p>750.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9999999999999">
                <text:p>0.619999999999999</text:p>
              </table:table-cell>
              <table:table-cell office:value-type="float" office:value="764.719112901872">
                <text:p>764.719112901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780.868809443031">
                <text:p>780.868809443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9999999999999">
                <text:p>0.659999999999999</text:p>
              </table:table-cell>
              <table:table-cell office:value-type="float" office:value="798.652302097502">
                <text:p>798.652302097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">
                <text:p>0.68</text:p>
              </table:table-cell>
              <table:table-cell office:value-type="float" office:value="818.317088384972">
                <text:p>818.317088384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840.168050416807">
                <text:p>840.1680504168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">
                <text:p>0.72</text:p>
              </table:table-cell>
              <table:table-cell office:value-type="float" office:value="864.585626556352">
                <text:p>864.585626556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892.051550175079">
                <text:p>892.051550175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9999999999999">
                <text:p>0.759999999999999</text:p>
              </table:table-cell>
              <table:table-cell office:value-type="float" office:value="923.186182344993">
                <text:p>923.186182344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">
                <text:p>0.78</text:p>
              </table:table-cell>
              <table:table-cell office:value-type="float" office:value="958.80415815089">
                <text:p>958.804158150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999.999999999997">
                <text:p>999.9999999999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1048.28483672192">
                <text:p>1048.28483672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1105.81467116173">
                <text:p>1105.81467116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9999999999999">
                <text:p>0.859999999999999</text:p>
              </table:table-cell>
              <table:table-cell office:value-type="float" office:value="1175.79270250443">
                <text:p>1175.792702504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">
                <text:p>0.88</text:p>
              </table:table-cell>
              <table:table-cell office:value-type="float" office:value="1263.22788159978">
                <text:p>1263.22788159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1376.49440322336">
                <text:p>1376.49440322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">
                <text:p>0.92</text:p>
              </table:table-cell>
              <table:table-cell office:value-type="float" office:value="1530.93108923949">
                <text:p>1530.93108923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1758.63114528166">
                <text:p>1758.63114528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">
                <text:p>0.96</text:p>
              </table:table-cell>
              <table:table-cell office:value-type="float" office:value="2142.85714285713">
                <text:p>2142.85714285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3015.11344577769">
                <text:p>3015.113445777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">
                <text:p>1.02</text:p>
              </table:table-cell>
              <table:table-cell office:value-type="float" office:value="2985.11157062995">
                <text:p>2985.11157062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4">
                <text:p>1.04</text:p>
              </table:table-cell>
              <table:table-cell office:value-type="float" office:value="2100.42012604206">
                <text:p>2100.42012604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6">
                <text:p>1.06</text:p>
              </table:table-cell>
              <table:table-cell office:value-type="float" office:value="1706.64037196572">
                <text:p>1706.64037196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">
                <text:p>1.08</text:p>
              </table:table-cell>
              <table:table-cell office:value-type="float" office:value="1470.87101353637">
                <text:p>1470.871013536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">
                <text:p>1.1</text:p>
              </table:table-cell>
              <table:table-cell office:value-type="float" office:value="1309.30734141596">
                <text:p>1309.307341415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2">
                <text:p>1.12</text:p>
              </table:table-cell>
              <table:table-cell office:value-type="float" office:value="1189.57737857721">
                <text:p>1189.577378577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4">
                <text:p>1.14</text:p>
              </table:table-cell>
              <table:table-cell office:value-type="float" office:value="1096.17614286281">
                <text:p>1096.17614286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">
                <text:p>1.16</text:p>
              </table:table-cell>
              <table:table-cell office:value-type="float" office:value="1020.62072615966">
                <text:p>1020.62072615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">
                <text:p>1.18</text:p>
              </table:table-cell>
              <table:table-cell office:value-type="float" office:value="957.826285221148">
                <text:p>957.826285221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4.534033733293">
                <text:p>904.534033733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2">
                <text:p>1.22</text:p>
              </table:table-cell>
              <table:table-cell office:value-type="float" office:value="858.545710548212">
                <text:p>858.545710548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4">
                <text:p>1.24</text:p>
              </table:table-cell>
              <table:table-cell office:value-type="float" office:value="818.317088384974">
                <text:p>818.3170883849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6">
                <text:p>1.26</text:p>
              </table:table-cell>
              <table:table-cell office:value-type="float" office:value="782.727075428323">
                <text:p>782.727075428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8">
                <text:p>1.28</text:p>
              </table:table-cell>
              <table:table-cell office:value-type="float" office:value="750.939261482637">
                <text:p>750.9392614826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">
                <text:p>1.3</text:p>
              </table:table-cell>
              <table:table-cell office:value-type="float" office:value="722.315118514616">
                <text:p>722.315118514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2">
                <text:p>1.32</text:p>
              </table:table-cell>
              <table:table-cell office:value-type="float" office:value="696.357518163943">
                <text:p>696.3575181639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4">
                <text:p>1.34</text:p>
              </table:table-cell>
              <table:table-cell office:value-type="float" office:value="672.672793996313">
                <text:p>672.6727939963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6">
                <text:p>1.36</text:p>
              </table:table-cell>
              <table:table-cell office:value-type="float" office:value="650.944554904119">
                <text:p>650.944554904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8">
                <text:p>1.38</text:p>
              </table:table-cell>
              <table:table-cell office:value-type="float" office:value="630.915175301302">
                <text:p>630.9151753013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">
                <text:p>1.4</text:p>
              </table:table-cell>
              <table:table-cell office:value-type="float" office:value="612.372435695795">
                <text:p>612.3724356957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2">
                <text:p>1.42</text:p>
              </table:table-cell>
              <table:table-cell office:value-type="float" office:value="595.139700643618">
                <text:p>595.1397006436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4">
                <text:p>1.44</text:p>
              </table:table-cell>
              <table:table-cell office:value-type="float" office:value="579.068577361637">
                <text:p>579.0685773616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6">
                <text:p>1.46</text:p>
              </table:table-cell>
              <table:table-cell office:value-type="float" office:value="564.033346637207">
                <text:p>564.033346637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8">
                <text:p>1.48</text:p>
              </table:table-cell>
              <table:table-cell office:value-type="float" office:value="549.926681330074">
                <text:p>549.926681330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">
                <text:p>1.5</text:p>
              </table:table-cell>
              <table:table-cell office:value-type="float" office:value="536.656314599952">
                <text:p>536.656314599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2">
                <text:p>1.52</text:p>
              </table:table-cell>
              <table:table-cell office:value-type="float" office:value="524.142418360961">
                <text:p>524.1424183609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4">
                <text:p>1.54</text:p>
              </table:table-cell>
              <table:table-cell office:value-type="float" office:value="512.315519578559">
                <text:p>512.3155195785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6">
                <text:p>1.56</text:p>
              </table:table-cell>
              <table:table-cell office:value-type="float" office:value="501.114828585796">
                <text:p>501.1148285857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8">
                <text:p>1.58</text:p>
              </table:table-cell>
              <table:table-cell office:value-type="float" office:value="490.486886395287">
                <text:p>490.486886395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">
                <text:p>1.6</text:p>
              </table:table-cell>
              <table:table-cell office:value-type="float" office:value="480.384461415261">
                <text:p>480.384461415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2">
                <text:p>1.62</text:p>
              </table:table-cell>
              <table:table-cell office:value-type="float" office:value="470.765642935875">
                <text:p>470.765642935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">
                <text:p>1.64</text:p>
              </table:table-cell>
              <table:table-cell office:value-type="float" office:value="461.593091172499">
                <text:p>461.593091172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6">
                <text:p>1.66</text:p>
              </table:table-cell>
              <table:table-cell office:value-type="float" office:value="452.833412851726">
                <text:p>452.833412851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8">
                <text:p>1.68</text:p>
              </table:table-cell>
              <table:table-cell office:value-type="float" office:value="444.456638209469">
                <text:p>444.4566382094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">
                <text:p>1.7</text:p>
              </table:table-cell>
              <table:table-cell office:value-type="float" office:value="436.435780471985">
                <text:p>436.435780471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2">
                <text:p>1.72</text:p>
              </table:table-cell>
              <table:table-cell office:value-type="float" office:value="428.746462856273">
                <text:p>428.7464628562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4">
                <text:p>1.74</text:p>
              </table:table-cell>
              <table:table-cell office:value-type="float" office:value="421.366601175636">
                <text:p>421.3666011756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6">
                <text:p>1.76</text:p>
              </table:table-cell>
              <table:table-cell office:value-type="float" office:value="414.276132499582">
                <text:p>414.276132499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8">
                <text:p>1.78</text:p>
              </table:table-cell>
              <table:table-cell office:value-type="float" office:value="407.456782162699">
                <text:p>407.456782162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">
                <text:p>1.8</text:p>
              </table:table-cell>
              <table:table-cell office:value-type="float" office:value="400.891862868636">
                <text:p>400.891862868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2">
                <text:p>1.82</text:p>
              </table:table-cell>
              <table:table-cell office:value-type="float" office:value="394.566100784024">
                <text:p>394.5661007840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4">
                <text:p>1.84</text:p>
              </table:table-cell>
              <table:table-cell office:value-type="float" office:value="388.465484432752">
                <text:p>388.4654844327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6">
                <text:p>1.86</text:p>
              </table:table-cell>
              <table:table-cell office:value-type="float" office:value="382.577132934434">
                <text:p>382.5771329344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8">
                <text:p>1.88</text:p>
              </table:table-cell>
              <table:table-cell office:value-type="float" office:value="376.889180722205">
                <text:p>376.889180722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">
                <text:p>1.9</text:p>
              </table:table-cell>
              <table:table-cell office:value-type="float" office:value="371.390676354104">
                <text:p>371.390676354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2">
                <text:p>1.92</text:p>
              </table:table-cell>
              <table:table-cell office:value-type="float" office:value="366.071493422535">
                <text:p>366.071493422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4">
                <text:p>1.94</text:p>
              </table:table-cell>
              <table:table-cell office:value-type="float" office:value="360.922251885651">
                <text:p>360.9222518856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6">
                <text:p>1.96</text:p>
              </table:table-cell>
              <table:table-cell office:value-type="float" office:value="355.934248407187">
                <text:p>355.9342484071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8">
                <text:p>1.98</text:p>
              </table:table-cell>
              <table:table-cell office:value-type="float" office:value="351.09939450816">
                <text:p>351.09939450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46.410161513775">
                <text:p>346.410161513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828cm" svg:y="0.316cm" chart:style-name="ch2">
          <text:p>Módulo de impedancia respecto de 50 Hz</text:p>
        </chart:title>
        <chart:legend chart:legend-position="end" svg:x="11.558cm" svg:y="4.203cm" style:legend-expansion="high" chart:style-name="ch3"/>
        <chart:plot-area chart:style-name="ch4" table:cell-range-address="'Curvas de valores'.C3:'Curvas de valores'.C103 'Curvas de valores'.E3:'Curvas de valores'.E103" chart:data-source-has-labels="row" svg:x="1.33cm" svg:y="1.275cm" svg:width="9.909cm" svg:height="6.569cm">
          <chartooo:coordinate-region svg:x="2.983cm" svg:y="1.474cm" svg:width="8.016cm" svg:height="5.723cm"/>
          <chart:axis chart:dimension="x" chart:name="primary-x" chart:style-name="ch5">
            <chart:title svg:x="3.978cm" svg:y="8.024cm" chart:style-name="ch6">
              <text:p>Pulsación relativa (w/w@50Hz)</text:p>
            </chart:title>
          </chart:axis>
          <chart:axis chart:dimension="y" chart:name="primary-y" chart:style-name="ch7">
            <chart:title svg:x="0.451cm" svg:y="6.812cm" chart:style-name="ch8">
              <text:p>Módulo de impedancia [Ohms]</text:p>
            </chart:title>
            <chart:grid chart:style-name="ch9" chart:class="major"/>
          </chart:axis>
          <chart:series chart:style-name="ch10" chart:values-cell-range-address="'Curvas de valores'.E4:'Curvas de valores'.E103" chart:label-cell-address="'Curvas de valores'.E3:'Curvas de valores'.E3" chart:class="chart:scatter">
            <chart:domain table:cell-range-address="'Curvas de valores'.C4:'Curvas de valores'.C103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Impedancia máxima</text:p>
                <draw:g>
                  <svg:desc>'Curvas de valores'.E3:'Curvas de valores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'Curvas de valores'.C4:'Curvas de valores'.C103</svg:desc>
                </draw:g>
              </table:table-cell>
              <table:table-cell office:value-type="float" office:value="12002.4007202401">
                <text:p>12002.4007202401</text:p>
                <draw:g>
                  <svg:desc>'Curvas de valores'.E4:'Curvas de valores'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0000000000001">
                <text:p>0.0400000000000001</text:p>
              </table:table-cell>
              <table:table-cell office:value-type="float" office:value="12009.6115353815">
                <text:p>12009.6115353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12021.6584955129">
                <text:p>12021.6584955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9999999999999">
                <text:p>0.0799999999999999</text:p>
              </table:table-cell>
              <table:table-cell office:value-type="float" office:value="12038.5853085769">
                <text:p>12038.5853085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9999999999999">
                <text:p>0.0999999999999999</text:p>
              </table:table-cell>
              <table:table-cell office:value-type="float" office:value="12060.4537831105">
                <text:p>12060.4537831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12087.3444603807">
                <text:p>12087.3444603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12119.3574487017">
                <text:p>12119.3574487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12156.6134770966">
                <text:p>12156.6134770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2199.2551904337">
                <text:p>12199.2551904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12247.4487139159">
                <text:p>12247.4487139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12301.3855215709">
                <text:p>12301.3855215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12361.2846514549">
                <text:p>12361.2846514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12427.395320024">
                <text:p>12427.395320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2579.418040663">
                <text:p>12579.418040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9999999999999">
                <text:p>0.319999999999999</text:p>
              </table:table-cell>
              <table:table-cell office:value-type="float" office:value="12666.0099276225">
                <text:p>12666.0099276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12760.1823017734">
                <text:p>12760.1823017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12862.3938856882">
                <text:p>12862.3938856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12973.1625019323">
                <text:p>12973.1625019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13093.0734141596">
                <text:p>13093.0734141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9999999999999">
                <text:p>0.419999999999999</text:p>
              </table:table-cell>
              <table:table-cell office:value-type="float" office:value="13222.7892816378">
                <text:p>13222.7892816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">
                <text:p>0.44</text:p>
              </table:table-cell>
              <table:table-cell office:value-type="float" office:value="13363.0620956212">
                <text:p>13363.0620956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9999999999998">
                <text:p>0.459999999999998</text:p>
              </table:table-cell>
              <table:table-cell office:value-type="float" office:value="13514.7475679897">
                <text:p>13514.7475679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13678.8225776266">
                <text:p>13678.8225776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13856.406460551">
                <text:p>13856.406460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9999999999999">
                <text:p>0.519999999999999</text:p>
              </table:table-cell>
              <table:table-cell office:value-type="float" office:value="14048.7871737254">
                <text:p>14048.7871737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14257.4536956527">
                <text:p>14257.45369565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59999999999999">
                <text:p>0.559999999999999</text:p>
              </table:table-cell>
              <table:table-cell office:value-type="float" office:value="14484.136487558">
                <text:p>14484.136487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">
                <text:p>0.58</text:p>
              </table:table-cell>
              <table:table-cell office:value-type="float" office:value="14730.8584842071">
                <text:p>14730.8584842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9999999999999">
                <text:p>0.619999999999999</text:p>
              </table:table-cell>
              <table:table-cell office:value-type="float" office:value="15294.3822580374">
                <text:p>15294.38225803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15617.3761888606">
                <text:p>15617.37618886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9999999999999">
                <text:p>0.659999999999999</text:p>
              </table:table-cell>
              <table:table-cell office:value-type="float" office:value="15973.04604195">
                <text:p>15973.04604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">
                <text:p>0.68</text:p>
              </table:table-cell>
              <table:table-cell office:value-type="float" office:value="16366.3417676994">
                <text:p>16366.3417676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16803.3610083361">
                <text:p>16803.36100833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">
                <text:p>0.72</text:p>
              </table:table-cell>
              <table:table-cell office:value-type="float" office:value="17291.712531127">
                <text:p>17291.712531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17841.0310035016">
                <text:p>17841.0310035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9999999999999">
                <text:p>0.759999999999999</text:p>
              </table:table-cell>
              <table:table-cell office:value-type="float" office:value="18463.7236468999">
                <text:p>18463.7236468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">
                <text:p>0.78</text:p>
              </table:table-cell>
              <table:table-cell office:value-type="float" office:value="19176.0831630178">
                <text:p>19176.0831630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19999.9999999999">
                <text:p>19999.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20965.6967344384">
                <text:p>20965.6967344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22116.2934232346">
                <text:p>22116.29342323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9999999999999">
                <text:p>0.859999999999999</text:p>
              </table:table-cell>
              <table:table-cell office:value-type="float" office:value="23515.8540500886">
                <text:p>23515.8540500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">
                <text:p>0.88</text:p>
              </table:table-cell>
              <table:table-cell office:value-type="float" office:value="25264.5576319956">
                <text:p>25264.5576319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27529.8880644672">
                <text:p>27529.8880644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">
                <text:p>0.92</text:p>
              </table:table-cell>
              <table:table-cell office:value-type="float" office:value="30618.6217847898">
                <text:p>30618.6217847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35172.6229056332">
                <text:p>35172.62290563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">
                <text:p>0.96</text:p>
              </table:table-cell>
              <table:table-cell office:value-type="float" office:value="42857.1428571427">
                <text:p>42857.1428571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60302.2689155539">
                <text:p>60302.2689155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">
                <text:p>1.02</text:p>
              </table:table-cell>
              <table:table-cell office:value-type="float" office:value="59702.231412599">
                <text:p>59702.231412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4">
                <text:p>1.04</text:p>
              </table:table-cell>
              <table:table-cell office:value-type="float" office:value="42008.4025208412">
                <text:p>42008.40252084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6">
                <text:p>1.06</text:p>
              </table:table-cell>
              <table:table-cell office:value-type="float" office:value="34132.8074393145">
                <text:p>34132.8074393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">
                <text:p>1.08</text:p>
              </table:table-cell>
              <table:table-cell office:value-type="float" office:value="29417.4202707274">
                <text:p>29417.4202707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">
                <text:p>1.1</text:p>
              </table:table-cell>
              <table:table-cell office:value-type="float" office:value="26186.1468283192">
                <text:p>26186.1468283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2">
                <text:p>1.12</text:p>
              </table:table-cell>
              <table:table-cell office:value-type="float" office:value="23791.5475715443">
                <text:p>23791.5475715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4">
                <text:p>1.14</text:p>
              </table:table-cell>
              <table:table-cell office:value-type="float" office:value="21923.5228572562">
                <text:p>21923.5228572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">
                <text:p>1.16</text:p>
              </table:table-cell>
              <table:table-cell office:value-type="float" office:value="20412.4145231931">
                <text:p>20412.4145231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">
                <text:p>1.18</text:p>
              </table:table-cell>
              <table:table-cell office:value-type="float" office:value="19156.525704423">
                <text:p>19156.525704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18090.6806746659">
                <text:p>18090.6806746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2">
                <text:p>1.22</text:p>
              </table:table-cell>
              <table:table-cell office:value-type="float" office:value="17170.9142109643">
                <text:p>17170.91421096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4">
                <text:p>1.24</text:p>
              </table:table-cell>
              <table:table-cell office:value-type="float" office:value="16366.3417676995">
                <text:p>16366.34176769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6">
                <text:p>1.26</text:p>
              </table:table-cell>
              <table:table-cell office:value-type="float" office:value="15654.5415085665">
                <text:p>15654.54150856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8">
                <text:p>1.28</text:p>
              </table:table-cell>
              <table:table-cell office:value-type="float" office:value="15018.7852296527">
                <text:p>15018.7852296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">
                <text:p>1.3</text:p>
              </table:table-cell>
              <table:table-cell office:value-type="float" office:value="14446.3023702923">
                <text:p>14446.3023702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2">
                <text:p>1.32</text:p>
              </table:table-cell>
              <table:table-cell office:value-type="float" office:value="13927.1503632789">
                <text:p>13927.1503632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4">
                <text:p>1.34</text:p>
              </table:table-cell>
              <table:table-cell office:value-type="float" office:value="13453.4558799263">
                <text:p>13453.45587992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6">
                <text:p>1.36</text:p>
              </table:table-cell>
              <table:table-cell office:value-type="float" office:value="13018.8910980824">
                <text:p>13018.8910980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8">
                <text:p>1.38</text:p>
              </table:table-cell>
              <table:table-cell office:value-type="float" office:value="12618.303506026">
                <text:p>12618.303506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">
                <text:p>1.4</text:p>
              </table:table-cell>
              <table:table-cell office:value-type="float" office:value="12247.4487139159">
                <text:p>12247.44871391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2">
                <text:p>1.42</text:p>
              </table:table-cell>
              <table:table-cell office:value-type="float" office:value="11902.7940128724">
                <text:p>11902.79401287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4">
                <text:p>1.44</text:p>
              </table:table-cell>
              <table:table-cell office:value-type="float" office:value="11581.3715472327">
                <text:p>11581.37154723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6">
                <text:p>1.46</text:p>
              </table:table-cell>
              <table:table-cell office:value-type="float" office:value="11280.6669327441">
                <text:p>11280.6669327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8">
                <text:p>1.48</text:p>
              </table:table-cell>
              <table:table-cell office:value-type="float" office:value="10998.5336266015">
                <text:p>10998.5336266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">
                <text:p>1.5</text:p>
              </table:table-cell>
              <table:table-cell office:value-type="float" office:value="10733.126291999">
                <text:p>10733.126291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2">
                <text:p>1.52</text:p>
              </table:table-cell>
              <table:table-cell office:value-type="float" office:value="10482.8483672192">
                <text:p>10482.8483672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4">
                <text:p>1.54</text:p>
              </table:table-cell>
              <table:table-cell office:value-type="float" office:value="10246.3103915712">
                <text:p>10246.3103915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6">
                <text:p>1.56</text:p>
              </table:table-cell>
              <table:table-cell office:value-type="float" office:value="10022.2965717159">
                <text:p>10022.2965717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8">
                <text:p>1.58</text:p>
              </table:table-cell>
              <table:table-cell office:value-type="float" office:value="9809.73772790573">
                <text:p>9809.737727905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">
                <text:p>1.6</text:p>
              </table:table-cell>
              <table:table-cell office:value-type="float" office:value="9607.68922830523">
                <text:p>9607.689228305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2">
                <text:p>1.62</text:p>
              </table:table-cell>
              <table:table-cell office:value-type="float" office:value="9415.31285871749">
                <text:p>9415.312858717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">
                <text:p>1.64</text:p>
              </table:table-cell>
              <table:table-cell office:value-type="float" office:value="9231.86182344998">
                <text:p>9231.86182344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6">
                <text:p>1.66</text:p>
              </table:table-cell>
              <table:table-cell office:value-type="float" office:value="9056.66825703453">
                <text:p>9056.66825703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8">
                <text:p>1.68</text:p>
              </table:table-cell>
              <table:table-cell office:value-type="float" office:value="8889.13276418937">
                <text:p>8889.13276418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">
                <text:p>1.7</text:p>
              </table:table-cell>
              <table:table-cell office:value-type="float" office:value="8728.71560943971">
                <text:p>8728.715609439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2">
                <text:p>1.72</text:p>
              </table:table-cell>
              <table:table-cell office:value-type="float" office:value="8574.92925712546">
                <text:p>8574.92925712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4">
                <text:p>1.74</text:p>
              </table:table-cell>
              <table:table-cell office:value-type="float" office:value="8427.33202351273">
                <text:p>8427.33202351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6">
                <text:p>1.76</text:p>
              </table:table-cell>
              <table:table-cell office:value-type="float" office:value="8285.52264999164">
                <text:p>8285.52264999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8">
                <text:p>1.78</text:p>
              </table:table-cell>
              <table:table-cell office:value-type="float" office:value="8149.13564325398">
                <text:p>8149.13564325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">
                <text:p>1.8</text:p>
              </table:table-cell>
              <table:table-cell office:value-type="float" office:value="8017.83725737271">
                <text:p>8017.837257372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2">
                <text:p>1.82</text:p>
              </table:table-cell>
              <table:table-cell office:value-type="float" office:value="7891.32201568048">
                <text:p>7891.32201568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4">
                <text:p>1.84</text:p>
              </table:table-cell>
              <table:table-cell office:value-type="float" office:value="7769.30968865504">
                <text:p>7769.30968865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6">
                <text:p>1.86</text:p>
              </table:table-cell>
              <table:table-cell office:value-type="float" office:value="7651.54265868869">
                <text:p>7651.54265868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8">
                <text:p>1.88</text:p>
              </table:table-cell>
              <table:table-cell office:value-type="float" office:value="7537.7836144441">
                <text:p>7537.78361444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">
                <text:p>1.9</text:p>
              </table:table-cell>
              <table:table-cell office:value-type="float" office:value="7427.81352708208">
                <text:p>7427.81352708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2">
                <text:p>1.92</text:p>
              </table:table-cell>
              <table:table-cell office:value-type="float" office:value="7321.4298684507">
                <text:p>7321.42986845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4">
                <text:p>1.94</text:p>
              </table:table-cell>
              <table:table-cell office:value-type="float" office:value="7218.44503771301">
                <text:p>7218.44503771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6">
                <text:p>1.96</text:p>
              </table:table-cell>
              <table:table-cell office:value-type="float" office:value="7118.68496814373">
                <text:p>7118.684968143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8">
                <text:p>1.98</text:p>
              </table:table-cell>
              <table:table-cell office:value-type="float" office:value="7021.9878901632">
                <text:p>7021.9878901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6928.2032302755">
                <text:p>6928.20323027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